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rig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aptop original Tab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<text:s/>NMR <text:s text:c="6"/>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5"/>SMR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7"/>DM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7"/>TM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/>
          <table:table-cell office:value-type="string" calcext:value-type="string">
            <text:p><text:s/>Component <text:s/></text:p>
          </table:table-cell>
          <table:table-cell office:value-type="string" calcext:value-type="string">
            <text:p><text:s/>utime <text:s text:c="4"/></text:p>
          </table:table-cell>
          <table:table-cell office:value-type="string" calcext:value-type="string">
            <text:p><text:s/>stime <text:s text:c="2"/></text:p>
          </table:table-cell>
          <table:table-cell office:value-type="string" calcext:value-type="string">
            <text:p><text:s/>rss <text:s text:c="2"/></text:p>
          </table:table-cell>
          <table:table-cell office:value-type="string" calcext:value-type="string">
            <text:p><text:s text:c="3"/>utime </text:p>
          </table:table-cell>
          <table:table-cell office:value-type="string" calcext:value-type="string">
            <text:p><text:s text:c="4"/>stime </text:p>
          </table:table-cell>
          <table:table-cell office:value-type="string" calcext:value-type="string">
            <text:p><text:s text:c="4"/>rss </text:p>
          </table:table-cell>
          <table:table-cell office:value-type="string" calcext:value-type="string">
            <text:p><text:s text:c="5"/>utime </text:p>
          </table:table-cell>
          <table:table-cell office:value-type="string" calcext:value-type="string">
            <text:p><text:s text:c="5"/>stime </text:p>
          </table:table-cell>
          <table:table-cell office:value-type="string" calcext:value-type="string">
            <text:p><text:s text:c="3"/>rss </text:p>
          </table:table-cell>
          <table:table-cell office:value-type="string" calcext:value-type="string">
            <text:p><text:s text:c="5"/>utime </text:p>
          </table:table-cell>
          <table:table-cell office:value-type="string" calcext:value-type="string">
            <text:p><text:s text:c="5"/>stime </text:p>
          </table:table-cell>
          <table:table-cell office:value-type="string" calcext:value-type="string">
            <text:p><text:s text:c="4"/>rss </text:p>
          </table:table-cell>
        </table:table-row>
        <table:table-row table:style-name="ro1">
          <table:table-cell/>
          <table:table-cell office:value-type="string" calcext:value-type="string">
            <text:p>------------+-----------+---------+-------+---------+----------+--------+-----------+-----------+-------+-----------+-----------+--------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VM(ArtPot) </text:p>
          </table:table-cell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office:value-type="float" office:value="9333.3" calcext:value-type="float">
            <text:p>9333.3</text:p>
          </table:table-cell>
          <table:table-cell office:value-type="float" office:value="78666.7" calcext:value-type="float">
            <text:p>78666.7</text:p>
          </table:table-cell>
          <table:table-cell office:value-type="float" office:value="498.67" calcext:value-type="float">
            <text:p>498.67</text:p>
          </table:table-cell>
          <table:table-cell office:value-type="float" office:value="14666.7" calcext:value-type="float">
            <text:p>14666.7</text:p>
          </table:table-cell>
          <table:table-cell office:value-type="float" office:value="113333.33" calcext:value-type="float">
            <text:p>113333.33</text:p>
          </table:table-cell>
          <table:table-cell office:value-type="float" office:value="506.7" calcext:value-type="float">
            <text:p>506.7</text:p>
          </table:table-cell>
          <table:table-cell office:value-type="float" office:value="13333.333" calcext:value-type="float">
            <text:p>13333.33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string" calcext:value-type="string">
            <text:p><text:s/>ArtPot <text:s text:c="4"/></text:p>
          </table:table-cell>
          <table:table-cell office:value-type="float" office:value="21333.3" calcext:value-type="float">
            <text:p>21333.3</text:p>
          </table:table-cell>
          <table:table-cell office:value-type="float" office:value="52000" calcext:value-type="float">
            <text:p>52000</text:p>
          </table:table-cell>
          <table:table-cell office:value-type="float" office:value="485.3" calcext:value-type="float">
            <text:p>485.3</text:p>
          </table:table-cell>
          <table:table-cell office:value-type="float" office:value="26666.7" calcext:value-type="float">
            <text:p>26666.7</text:p>
          </table:table-cell>
          <table:table-cell office:value-type="float" office:value="45333.3" calcext:value-type="float">
            <text:p>45333.3</text:p>
          </table:table-cell>
          <table:table-cell office:value-type="float" office:value="68" calcext:value-type="float">
            <text:p>68</text:p>
          </table:table-cell>
          <table:table-cell office:value-type="float" office:value="46666.7" calcext:value-type="float">
            <text:p>46666.7</text:p>
          </table:table-cell>
          <table:table-cell office:value-type="float" office:value="63333.334" calcext:value-type="float">
            <text:p>63333.334</text:p>
          </table:table-cell>
          <table:table-cell office:value-type="float" office:value="76" calcext:value-type="float">
            <text:p>76</text:p>
          </table:table-cell>
          <table:table-cell office:value-type="float" office:value="35555.6" calcext:value-type="float">
            <text:p>35555.6</text:p>
          </table:table-cell>
          <table:table-cell office:value-type="float" office:value="106666.7" calcext:value-type="float">
            <text:p>106666.7</text:p>
          </table:table-cell>
          <table:table-cell office:value-type="float" office:value="106.22" calcext:value-type="float">
            <text:p>106.22</text:p>
          </table:table-cell>
        </table:table-row>
        <table:table-row table:style-name="ro1">
          <table:table-cell/>
          <table:table-cell office:value-type="string" calcext:value-type="string">
            <text:p><text:s/>VM(Mapper) </text:p>
          </table:table-cell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office:value-type="float" office:value="9333.3" calcext:value-type="float">
            <text:p>9333.3</text:p>
          </table:table-cell>
          <table:table-cell office:value-type="float" office:value="64000" calcext:value-type="float">
            <text:p>64000</text:p>
          </table:table-cell>
          <table:table-cell office:value-type="float" office:value="498.67" calcext:value-type="float">
            <text:p>498.67</text:p>
          </table:table-cell>
          <table:table-cell office:value-type="float" office:value="10666.7" calcext:value-type="float">
            <text:p>10666.7</text:p>
          </table:table-cell>
          <table:table-cell office:value-type="float" office:value="96000" calcext:value-type="float">
            <text:p>96000</text:p>
          </table:table-cell>
          <table:table-cell office:value-type="float" office:value="506.7" calcext:value-type="float">
            <text:p>506.7</text:p>
          </table:table-cell>
          <table:table-cell office:value-type="float" office:value="16000" calcext:value-type="float">
            <text:p>16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string" calcext:value-type="string">
            <text:p><text:s/>Mapper <text:s text:c="4"/></text:p>
          </table:table-cell>
          <table:table-cell office:value-type="float" office:value="33333.3" calcext:value-type="float">
            <text:p>33333.3</text:p>
          </table:table-cell>
          <table:table-cell office:value-type="float" office:value="38666.7" calcext:value-type="float">
            <text:p>38666.7</text:p>
          </table:table-cell>
          <table:table-cell office:value-type="float" office:value="485.3" calcext:value-type="float">
            <text:p>485.3</text:p>
          </table:table-cell>
          <table:table-cell office:value-type="float" office:value="33333.3" calcext:value-type="float">
            <text:p>33333.3</text:p>
          </table:table-cell>
          <table:table-cell office:value-type="float" office:value="38666.7" calcext:value-type="float">
            <text:p>38666.7</text:p>
          </table:table-cell>
          <table:table-cell office:value-type="float" office:value="66.67" calcext:value-type="float">
            <text:p>66.67</text:p>
          </table:table-cell>
          <table:table-cell office:value-type="float" office:value="32666.7" calcext:value-type="float">
            <text:p>32666.7</text:p>
          </table:table-cell>
          <table:table-cell office:value-type="float" office:value="56000" calcext:value-type="float">
            <text:p>56000</text:p>
          </table:table-cell>
          <table:table-cell office:value-type="float" office:value="68" calcext:value-type="float">
            <text:p>68</text:p>
          </table:table-cell>
          <table:table-cell office:value-type="float" office:value="44444.4" calcext:value-type="float">
            <text:p>44444.4</text:p>
          </table:table-cell>
          <table:table-cell office:value-type="float" office:value="46222.2" calcext:value-type="float">
            <text:p>46222.2</text:p>
          </table:table-cell>
          <table:table-cell office:value-type="float" office:value="74.67" calcext:value-type="float">
            <text:p>74.67</text:p>
          </table:table-cell>
        </table:table-row>
        <table:table-row table:style-name="ro1">
          <table:table-cell/>
          <table:table-cell office:value-type="string" calcext:value-type="string">
            <text:p><text:s/>VD(AStar) <text:s/></text:p>
          </table:table-cell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office:value-type="float" office:value="22666.7" calcext:value-type="float">
            <text:p>22666.7</text:p>
          </table:table-cell>
          <table:table-cell office:value-type="float" office:value="150666.7" calcext:value-type="float">
            <text:p>150666.7</text:p>
          </table:table-cell>
          <table:table-cell office:value-type="float" office:value="498.67" calcext:value-type="float">
            <text:p>498.67</text:p>
          </table:table-cell>
          <table:table-cell office:value-type="float" office:value="52000" calcext:value-type="float">
            <text:p>52000</text:p>
          </table:table-cell>
          <table:table-cell office:value-type="float" office:value="248000" calcext:value-type="float">
            <text:p>248000</text:p>
          </table:table-cell>
          <table:table-cell office:value-type="float" office:value="506.7" calcext:value-type="float">
            <text:p>506.7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268000" calcext:value-type="float">
            <text:p>26800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string" calcext:value-type="string">
            <text:p><text:s/>AStar <text:s text:c="5"/></text:p>
          </table:table-cell>
          <table:table-cell office:value-type="float" office:value="2630666.7" calcext:value-type="float">
            <text:p>2630666.7</text:p>
          </table:table-cell>
          <table:table-cell office:value-type="float" office:value="45333.3" calcext:value-type="float">
            <text:p>45333.3</text:p>
          </table:table-cell>
          <table:table-cell office:value-type="float" office:value="485.3" calcext:value-type="float">
            <text:p>485.3</text:p>
          </table:table-cell>
          <table:table-cell office:value-type="float" office:value="3036000" calcext:value-type="float">
            <text:p>3036000</text:p>
          </table:table-cell>
          <table:table-cell office:value-type="float" office:value="36000" calcext:value-type="float">
            <text:p>36000</text:p>
          </table:table-cell>
          <table:table-cell office:value-type="float" office:value="244" calcext:value-type="float">
            <text:p>244</text:p>
          </table:table-cell>
          <table:table-cell office:value-type="float" office:value="2938666.7" calcext:value-type="float">
            <text:p>2938666.7</text:p>
          </table:table-cell>
          <table:table-cell office:value-type="float" office:value="56666.7" calcext:value-type="float">
            <text:p>56666.7</text:p>
          </table:table-cell>
          <table:table-cell office:value-type="float" office:value="308" calcext:value-type="float">
            <text:p>308</text:p>
          </table:table-cell>
          <table:table-cell office:value-type="float" office:value="2591111.1" calcext:value-type="float">
            <text:p>2591111.1</text:p>
          </table:table-cell>
          <table:table-cell office:value-type="float" office:value="44000" calcext:value-type="float">
            <text:p>4400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<text:s/>VM(Filter) </text:p>
          </table:table-cell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office:value-type="float" office:value="13333.3" calcext:value-type="float">
            <text:p>13333.3</text:p>
          </table:table-cell>
          <table:table-cell office:value-type="float" office:value="130666.7" calcext:value-type="float">
            <text:p>130666.7</text:p>
          </table:table-cell>
          <table:table-cell office:value-type="float" office:value="498.67" calcext:value-type="float">
            <text:p>498.67</text:p>
          </table:table-cell>
          <table:table-cell office:value-type="float" office:value="20000" calcext:value-type="float">
            <text:p>20000</text:p>
          </table:table-cell>
          <table:table-cell office:value-type="float" office:value="185333.3" calcext:value-type="float">
            <text:p>185333.3</text:p>
          </table:table-cell>
          <table:table-cell office:value-type="float" office:value="506.7" calcext:value-type="float">
            <text:p>506.7</text:p>
          </table:table-cell>
          <table:table-cell office:value-type="float" office:value="20000" calcext:value-type="float">
            <text:p>20000</text:p>
          </table:table-cell>
          <table:table-cell office:value-type="float" office:value="197333.33" calcext:value-type="float">
            <text:p>197333.3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string" calcext:value-type="string">
            <text:p><text:s/>Filter <text:s text:c="4"/></text:p>
          </table:table-cell>
          <table:table-cell office:value-type="float" office:value="10666.7" calcext:value-type="float">
            <text:p>10666.7</text:p>
          </table:table-cell>
          <table:table-cell office:value-type="float" office:value="88000" calcext:value-type="float">
            <text:p>88000</text:p>
          </table:table-cell>
          <table:table-cell office:value-type="float" office:value="485.3" calcext:value-type="float">
            <text:p>485.3</text:p>
          </table:table-cell>
          <table:table-cell office:value-type="float" office:value="16000" calcext:value-type="float">
            <text:p>16000</text:p>
          </table:table-cell>
          <table:table-cell office:value-type="float" office:value="38666.7" calcext:value-type="float">
            <text:p>38666.7</text:p>
          </table:table-cell>
          <table:table-cell office:value-type="float" office:value="72" calcext:value-type="float">
            <text:p>72</text:p>
          </table:table-cell>
          <table:table-cell office:value-type="float" office:value="8000" calcext:value-type="float">
            <text:p>8000</text:p>
          </table:table-cell>
          <table:table-cell office:value-type="float" office:value="72666.7" calcext:value-type="float">
            <text:p>72666.7</text:p>
          </table:table-cell>
          <table:table-cell office:value-type="float" office:value="84" calcext:value-type="float">
            <text:p>84</text:p>
          </table:table-cell>
          <table:table-cell office:value-type="float" office:value="11111.1" calcext:value-type="float">
            <text:p>11111.1</text:p>
          </table:table-cell>
          <table:table-cell office:value-type="float" office:value="72444.4" calcext:value-type="float">
            <text:p>72444.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B Original tab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16"/></text:p>
          </table:table-cell>
          <table:table-cell office:value-type="string" calcext:value-type="string">
            <text:p><text:s/>NMR <text:s text:c="6"/>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string" calcext:value-type="string">
            <text:p><text:s text:c="7"/>SMR 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string" calcext:value-type="string">
            <text:p><text:s text:c="7"/>DMR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9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Component <text:s text:c="5"/></text:p>
          </table:table-cell>
          <table:table-cell office:value-type="string" calcext:value-type="string">
            <text:p><text:s/>utime <text:s text:c="4"/></text:p>
          </table:table-cell>
          <table:table-cell office:value-type="string" calcext:value-type="string">
            <text:p><text:s/>stime <text:s text:c="4"/></text:p>
          </table:table-cell>
          <table:table-cell office:value-type="string" calcext:value-type="string">
            <text:p><text:s/>rss <text:s text:c="6"/></text:p>
          </table:table-cell>
          <table:table-cell office:value-type="string" calcext:value-type="string">
            <text:p><text:s text:c="5"/>utime </text:p>
          </table:table-cell>
          <table:table-cell office:value-type="string" calcext:value-type="string">
            <text:p><text:s text:c="5"/>stime </text:p>
          </table:table-cell>
          <table:table-cell office:value-type="string" calcext:value-type="string">
            <text:p><text:s text:c="7"/>rss </text:p>
          </table:table-cell>
          <table:table-cell office:value-type="string" calcext:value-type="string">
            <text:p><text:s text:c="5"/>utime </text:p>
          </table:table-cell>
          <table:table-cell office:value-type="string" calcext:value-type="string">
            <text:p><text:s text:c="5"/>stime </text:p>
          </table:table-cell>
          <table:table-cell office:value-type="string" calcext:value-type="string">
            <text:p><text:s text:c="5"/>rss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---------------+-----------+-----------+-----------+-----------+-----------+-----------+-----------+-----------+---------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VoterM(ArtPot) </text:p>
          </table:table-cell>
          <table:table-cell table:number-columns-repeated="3" office:value-type="string" calcext:value-type="string">
            <text:p><text:s/>x <text:s text:c="8"/></text:p>
          </table:table-cell>
          <table:table-cell office:value-type="float" office:value="40000" calcext:value-type="float">
            <text:p>4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428" calcext:value-type="float">
            <text:p>428</text:p>
          </table:table-cell>
          <table:table-cell office:value-type="float" office:value="36667" calcext:value-type="float">
            <text:p>36667</text:p>
          </table:table-cell>
          <table:table-cell office:value-type="float" office:value="553333" calcext:value-type="float">
            <text:p>553333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ArtPot <text:s text:c="8"/></text:p>
          </table:table-cell>
          <table:table-cell office:value-type="float" office:value="103333.33" calcext:value-type="float">
            <text:p>103333.33</text:p>
          </table:table-cell>
          <table:table-cell office:value-type="float" office:value="213333.33" calcext:value-type="float">
            <text:p>213333.33</text:p>
          </table:table-cell>
          <table:table-cell office:value-type="float" office:value="429.33333" calcext:value-type="float">
            <text:p>429.33333</text:p>
          </table:table-cell>
          <table:table-cell office:value-type="float" office:value="156666.67" calcext:value-type="float">
            <text:p>156666.67</text:p>
          </table:table-cell>
          <table:table-cell office:value-type="float" office:value="166666.67" calcext:value-type="float">
            <text:p>166666.67</text:p>
          </table:table-cell>
          <table:table-cell office:value-type="float" office:value="200" calcext:value-type="float">
            <text:p>2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VoterM(Mapper) </text:p>
          </table:table-cell>
          <table:table-cell table:number-columns-repeated="3" office:value-type="string" calcext:value-type="string">
            <text:p><text:s/>x <text:s text:c="8"/></text:p>
          </table:table-cell>
          <table:table-cell office:value-type="float" office:value="13333.333" calcext:value-type="float">
            <text:p>13333.333</text:p>
          </table:table-cell>
          <table:table-cell office:value-type="float" office:value="266666.67" calcext:value-type="float">
            <text:p>266666.67</text:p>
          </table:table-cell>
          <table:table-cell office:value-type="float" office:value="428" calcext:value-type="float">
            <text:p>428</text:p>
          </table:table-cell>
          <table:table-cell office:value-type="float" office:value="30000" calcext:value-type="float">
            <text:p>30000</text:p>
          </table:table-cell>
          <table:table-cell office:value-type="float" office:value="363333" calcext:value-type="float">
            <text:p>363333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Mapper <text:s text:c="8"/></text:p>
          </table:table-cell>
          <table:table-cell office:value-type="float" office:value="206666.67" calcext:value-type="float">
            <text:p>206666.67</text:p>
          </table:table-cell>
          <table:table-cell office:value-type="float" office:value="146666.67" calcext:value-type="float">
            <text:p>146666.67</text:p>
          </table:table-cell>
          <table:table-cell office:value-type="float" office:value="429.33333" calcext:value-type="float">
            <text:p>429.33333</text:p>
          </table:table-cell>
          <table:table-cell office:value-type="float" office:value="206666.67" calcext:value-type="float">
            <text:p>206666.67</text:p>
          </table:table-cell>
          <table:table-cell office:value-type="float" office:value="140000" calcext:value-type="float">
            <text:p>140000</text:p>
          </table:table-cell>
          <table:table-cell office:value-type="float" office:value="216" calcext:value-type="float">
            <text:p>216</text:p>
          </table:table-cell>
          <table:table-cell office:value-type="float" office:value="178333.34" calcext:value-type="float">
            <text:p>178333.34</text:p>
          </table:table-cell>
          <table:table-cell office:value-type="float" office:value="160000" calcext:value-type="float">
            <text:p>160000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VoterD(AStar) <text:s/></text:p>
          </table:table-cell>
          <table:table-cell table:number-columns-repeated="3" office:value-type="string" calcext:value-type="string">
            <text:p><text:s/>x <text:s text:c="8"/></text:p>
          </table:table-cell>
          <table:table-cell office:value-type="float" office:value="116666.67" calcext:value-type="float">
            <text:p>116666.67</text:p>
          </table:table-cell>
          <table:table-cell office:value-type="float" office:value="460000" calcext:value-type="float">
            <text:p>460000</text:p>
          </table:table-cell>
          <table:table-cell office:value-type="float" office:value="432" calcext:value-type="float">
            <text:p>432</text:p>
          </table:table-cell>
          <table:table-cell office:value-type="float" office:value="180000" calcext:value-type="float">
            <text:p>180000</text:p>
          </table:table-cell>
          <table:table-cell office:value-type="float" office:value="776667" calcext:value-type="float">
            <text:p>776667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AStar <text:s text:c="9"/></text:p>
          </table:table-cell>
          <table:table-cell office:value-type="float" office:value="8756666.7" calcext:value-type="float">
            <text:p>8756666.7</text:p>
          </table:table-cell>
          <table:table-cell office:value-type="float" office:value="213333.33" calcext:value-type="float">
            <text:p>213333.33</text:p>
          </table:table-cell>
          <table:table-cell office:value-type="float" office:value="429.33333" calcext:value-type="float">
            <text:p>429.33333</text:p>
          </table:table-cell>
          <table:table-cell office:value-type="float" office:value="8763333.3" calcext:value-type="float">
            <text:p>8763333.3</text:p>
          </table:table-cell>
          <table:table-cell office:value-type="float" office:value="220000" calcext:value-type="float">
            <text:p>220000</text:p>
          </table:table-cell>
          <table:table-cell office:value-type="float" office:value="269.33333" calcext:value-type="float">
            <text:p>269.33333</text:p>
          </table:table-cell>
          <table:table-cell office:value-type="float" office:value="9231666.7" calcext:value-type="float">
            <text:p>9231666.7</text:p>
          </table:table-cell>
          <table:table-cell office:value-type="float" office:value="220000" calcext:value-type="float">
            <text:p>220000</text:p>
          </table:table-cell>
          <table:table-cell office:value-type="float" office:value="270.667" calcext:value-type="float">
            <text:p>270.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VoterM(Filter) </text:p>
          </table:table-cell>
          <table:table-cell table:number-columns-repeated="3" office:value-type="string" calcext:value-type="string">
            <text:p><text:s/>x <text:s text:c="8"/></text:p>
          </table:table-cell>
          <table:table-cell office:value-type="float" office:value="63333.333" calcext:value-type="float">
            <text:p>63333.333</text:p>
          </table:table-cell>
          <table:table-cell office:value-type="float" office:value="330000" calcext:value-type="float">
            <text:p>330000</text:p>
          </table:table-cell>
          <table:table-cell office:value-type="float" office:value="432" calcext:value-type="float">
            <text:p>432</text:p>
          </table:table-cell>
          <table:table-cell office:value-type="float" office:value="63333" calcext:value-type="float">
            <text:p>63333</text:p>
          </table:table-cell>
          <table:table-cell office:value-type="float" office:value="603333" calcext:value-type="float">
            <text:p>603333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Filter <text:s text:c="8"/></text:p>
          </table:table-cell>
          <table:table-cell office:value-type="float" office:value="30000" calcext:value-type="float">
            <text:p>30000</text:p>
          </table:table-cell>
          <table:table-cell office:value-type="float" office:value="116666.67" calcext:value-type="float">
            <text:p>116666.67</text:p>
          </table:table-cell>
          <table:table-cell office:value-type="float" office:value="429.33333" calcext:value-type="float">
            <text:p>429.33333</text:p>
          </table:table-cell>
          <table:table-cell office:value-type="float" office:value="23333.333" calcext:value-type="float">
            <text:p>23333.333</text:p>
          </table:table-cell>
          <table:table-cell office:value-type="float" office:value="190000" calcext:value-type="float">
            <text:p>190000</text:p>
          </table:table-cell>
          <table:table-cell office:value-type="float" office:value="192" calcext:value-type="float">
            <text:p>192</text:p>
          </table:table-cell>
          <table:table-cell office:value-type="float" office:value="21666.667" calcext:value-type="float">
            <text:p>21666.667</text:p>
          </table:table-cell>
          <table:table-cell office:value-type="float" office:value="183333.34" calcext:value-type="float">
            <text:p>183333.34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</table:table>
      <table:table table:name="l4" table:style-name="ta1">
        <table:shapes>
          <draw:frame draw:z-index="0" draw:style-name="gr1" draw:text-style-name="P1" svg:width="453.46pt" svg:height="255.23pt" svg:x="484.67pt" svg:y="578.98pt">
            <loext:p draw:notify-on-update-of-ranges="l4.F29:l4.O29 l4.F34:l4.O34 l4.F44:l4.O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<text:s/>Component <text:s/>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utime <text:s text:c="4"/></text:p>
          </table:table-cell>
          <table:table-cell office:value-type="string" calcext:value-type="string">
            <text:p><text:s/>stime <text:s text:c="2"/></text:p>
          </table:table-cell>
          <table:table-cell office:value-type="string" calcext:value-type="string">
            <text:p><text:s/>rss <text:s text:c="2"/></text:p>
          </table:table-cell>
          <table:table-cell office:value-type="string" calcext:value-type="string">
            <text:p>KbSeconds</text:p>
          </table:table-cell>
          <table:table-cell office:value-type="string" calcext:value-type="string">
            <text:p>fault rate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<text:s text:c="5"/>utime </text:p>
          </table:table-cell>
          <table:table-cell office:value-type="string" calcext:value-type="string">
            <text:p><text:s text:c="5"/>stime </text:p>
          </table:table-cell>
          <table:table-cell office:value-type="string" calcext:value-type="string">
            <text:p><text:s text:c="4"/>rss </text:p>
          </table:table-cell>
          <table:table-cell/>
          <table:table-cell office:value-type="string" calcext:value-type="string">
            <text:p>Kb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M(ArtPot) </text:p>
          </table:table-cell>
          <table:table-cell/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table:number-columns-repeated="4"/>
          <table:table-cell table:formula="of:=[.K2]+[.L2]" office:value-type="float" office:value="141333.333" calcext:value-type="float">
            <text:p>141333.333</text:p>
          </table:table-cell>
          <table:table-cell office:value-type="float" office:value="13333.333" calcext:value-type="float">
            <text:p>13333.33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M2]*([.J2]/1000000)" office:value-type="float" office:value="68.970666504" calcext:value-type="float">
            <text:p>68.9706665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rtPot <text:s text:c="4"/></text:p>
          </table:table-cell>
          <table:table-cell table:formula="of:=[.C3]+[.D3]" office:value-type="float" office:value="73333.3" calcext:value-type="float">
            <text:p>73333.3</text:p>
          </table:table-cell>
          <table:table-cell office:value-type="float" office:value="21333.3" calcext:value-type="float">
            <text:p>21333.3</text:p>
          </table:table-cell>
          <table:table-cell office:value-type="float" office:value="52000" calcext:value-type="float">
            <text:p>52000</text:p>
          </table:table-cell>
          <table:table-cell office:value-type="float" office:value="485.3" calcext:value-type="float">
            <text:p>485.3</text:p>
          </table:table-cell>
          <table:table-cell table:formula="of:=[.E3]*([.B3]/1000000)" office:value-type="float" office:value="35.58865049" calcext:value-type="float">
            <text:p>35.58865049</text:p>
          </table:table-cell>
          <table:table-cell office:value-type="float" office:value="1" calcext:value-type="float">
            <text:p>1</text:p>
          </table:table-cell>
          <table:table-cell table:formula="of:=[.G3]*[.F3]" office:value-type="float" office:value="35.58865049" calcext:value-type="float">
            <text:p>35.58865049</text:p>
          </table:table-cell>
          <table:table-cell/>
          <table:table-cell table:formula="of:=[.K3]+[.L3]" office:value-type="float" office:value="426666.9" calcext:value-type="float">
            <text:p>426666.9</text:p>
          </table:table-cell>
          <table:table-cell table:formula="of:=3*35555.6" office:value-type="float" office:value="106666.8" calcext:value-type="float">
            <text:p>106666.8</text:p>
          </table:table-cell>
          <table:table-cell table:formula="of:=3*106666.7" office:value-type="float" office:value="320000.1" calcext:value-type="float">
            <text:p>320000.1</text:p>
          </table:table-cell>
          <table:table-cell table:formula="of:=3*106.22" office:value-type="float" office:value="318.66" calcext:value-type="float">
            <text:p>318.66</text:p>
          </table:table-cell>
          <table:table-cell table:formula="of:=([.M3]/3)*([.J3]/1000000)" office:value-type="float" office:value="45.320558118" calcext:value-type="float">
            <text:p>45.320558118</text:p>
          </table:table-cell>
          <table:table-cell table:formula="of:=[.M3]*([.J3]/1000000)" office:value-type="float" office:value="135.961674354" calcext:value-type="float">
            <text:p>135.961674354</text:p>
          </table:table-cell>
          <table:table-cell office:value-type="float" office:value="0.01" calcext:value-type="float">
            <text:p>0.01</text:p>
          </table:table-cell>
          <table:table-cell table:formula="of:=([.P2]*[.O2])+([.P3]*[.O3])" office:value-type="float" office:value="70.33028324754" calcext:value-type="float">
            <text:p>70.3302832475</text:p>
          </table:table-cell>
          <table:table-cell table:formula="of:=[.H3]/[.Q3]" office:value-type="float" office:value="0.506021714212914" calcext:value-type="float">
            <text:p>0.5060217142</text:p>
          </table:table-cell>
        </table:table-row>
        <table:table-row table:style-name="ro1">
          <table:table-cell office:value-type="string" calcext:value-type="string">
            <text:p><text:s/>VM(Mapper) </text:p>
          </table:table-cell>
          <table:table-cell/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table:number-columns-repeated="4"/>
          <table:table-cell table:formula="of:=[.K4]+[.L4]" office:value-type="float" office:value="120000" calcext:value-type="float">
            <text:p>12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M4]*([.J4]/1000000)" office:value-type="float" office:value="58.56" calcext:value-type="float">
            <text:p>58.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apper <text:s text:c="4"/></text:p>
          </table:table-cell>
          <table:table-cell table:formula="of:=[.C5]+[.D5]" office:value-type="float" office:value="72000" calcext:value-type="float">
            <text:p>72000</text:p>
          </table:table-cell>
          <table:table-cell office:value-type="float" office:value="33333.3" calcext:value-type="float">
            <text:p>33333.3</text:p>
          </table:table-cell>
          <table:table-cell office:value-type="float" office:value="38666.7" calcext:value-type="float">
            <text:p>38666.7</text:p>
          </table:table-cell>
          <table:table-cell office:value-type="float" office:value="485.3" calcext:value-type="float">
            <text:p>485.3</text:p>
          </table:table-cell>
          <table:table-cell table:formula="of:=[.E5]*([.B5]/1000000)" office:value-type="float" office:value="34.9416" calcext:value-type="float">
            <text:p>34.9416</text:p>
          </table:table-cell>
          <table:table-cell office:value-type="float" office:value="1" calcext:value-type="float">
            <text:p>1</text:p>
          </table:table-cell>
          <table:table-cell table:formula="of:=[.G5]*[.F5]" office:value-type="float" office:value="34.9416" calcext:value-type="float">
            <text:p>34.9416</text:p>
          </table:table-cell>
          <table:table-cell/>
          <table:table-cell table:formula="of:=[.K5]+[.L5]" office:value-type="float" office:value="271999.8" calcext:value-type="float">
            <text:p>271999.8</text:p>
          </table:table-cell>
          <table:table-cell table:formula="of:=3*44444.4" office:value-type="float" office:value="133333.2" calcext:value-type="float">
            <text:p>133333.2</text:p>
          </table:table-cell>
          <table:table-cell table:formula="of:=3*46222.2" office:value-type="float" office:value="138666.6" calcext:value-type="float">
            <text:p>138666.6</text:p>
          </table:table-cell>
          <table:table-cell table:formula="of:=3*74.67" office:value-type="float" office:value="224.01" calcext:value-type="float">
            <text:p>224.01</text:p>
          </table:table-cell>
          <table:table-cell table:formula="of:=([.M5]/3)*([.J5]/1000000)" office:value-type="float" office:value="20.310225066" calcext:value-type="float">
            <text:p>20.310225066</text:p>
          </table:table-cell>
          <table:table-cell table:formula="of:=[.M5]*([.J5]/1000000)" office:value-type="float" office:value="60.930675198" calcext:value-type="float">
            <text:p>60.930675198</text:p>
          </table:table-cell>
          <table:table-cell office:value-type="float" office:value="0.01" calcext:value-type="float">
            <text:p>0.01</text:p>
          </table:table-cell>
          <table:table-cell table:formula="of:=([.P4]*[.O4])+([.P5]*[.O5])" office:value-type="float" office:value="59.16930675198" calcext:value-type="float">
            <text:p>59.169306752</text:p>
          </table:table-cell>
          <table:table-cell table:formula="of:=[.H5]/[.Q5]" office:value-type="float" office:value="0.590535903123975" calcext:value-type="float">
            <text:p>0.5905359031</text:p>
          </table:table-cell>
        </table:table-row>
        <table:table-row table:style-name="ro1">
          <table:table-cell office:value-type="string" calcext:value-type="string">
            <text:p><text:s/>VD(AStar) <text:s/></text:p>
          </table:table-cell>
          <table:table-cell/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table:number-columns-repeated="4"/>
          <table:table-cell table:formula="of:=[.K6]+[.L6]" office:value-type="float" office:value="334666.667" calcext:value-type="float">
            <text:p>334666.667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268000" calcext:value-type="float">
            <text:p>26800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M6]*([.J6]/1000000)" office:value-type="float" office:value="163.317333496" calcext:value-type="float">
            <text:p>163.317333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Star <text:s text:c="5"/></text:p>
          </table:table-cell>
          <table:table-cell table:formula="of:=[.C7]+[.D7]" office:value-type="float" office:value="2676000" calcext:value-type="float">
            <text:p>2676000</text:p>
          </table:table-cell>
          <table:table-cell office:value-type="float" office:value="2630666.7" calcext:value-type="float">
            <text:p>2630666.7</text:p>
          </table:table-cell>
          <table:table-cell office:value-type="float" office:value="45333.3" calcext:value-type="float">
            <text:p>45333.3</text:p>
          </table:table-cell>
          <table:table-cell office:value-type="float" office:value="485.3" calcext:value-type="float">
            <text:p>485.3</text:p>
          </table:table-cell>
          <table:table-cell table:formula="of:=[.E7]*([.B7]/1000000)" office:value-type="float" office:value="1298.6628" calcext:value-type="float">
            <text:p>1298.6628</text:p>
          </table:table-cell>
          <table:table-cell office:value-type="float" office:value="1" calcext:value-type="float">
            <text:p>1</text:p>
          </table:table-cell>
          <table:table-cell table:formula="of:=[.G7]*[.F7]" office:value-type="float" office:value="1298.6628" calcext:value-type="float">
            <text:p>1298.6628</text:p>
          </table:table-cell>
          <table:table-cell/>
          <table:table-cell table:formula="of:=[.K7]+[.L7]" office:value-type="float" office:value="7905333.3" calcext:value-type="float">
            <text:p>7905333.3</text:p>
          </table:table-cell>
          <table:table-cell table:formula="of:=3*2591111.1" office:value-type="float" office:value="7773333.3" calcext:value-type="float">
            <text:p>7773333.3</text:p>
          </table:table-cell>
          <table:table-cell table:formula="of:=3*44000" office:value-type="float" office:value="132000" calcext:value-type="float">
            <text:p>132000</text:p>
          </table:table-cell>
          <table:table-cell table:formula="of:=3*264" office:value-type="float" office:value="792" calcext:value-type="float">
            <text:p>792</text:p>
          </table:table-cell>
          <table:table-cell table:formula="of:=([.M7]/3)*([.J7]/1000000)" office:value-type="float" office:value="2087.0079912" calcext:value-type="float">
            <text:p>2087.0079912</text:p>
          </table:table-cell>
          <table:table-cell table:formula="of:=[.M7]*([.J7]/1000000)" office:value-type="float" office:value="6261.0239736" calcext:value-type="float">
            <text:p>6261.0239736</text:p>
          </table:table-cell>
          <table:table-cell office:value-type="float" office:value="0.01" calcext:value-type="float">
            <text:p>0.01</text:p>
          </table:table-cell>
          <table:table-cell table:formula="of:=([.P6]*[.O6])+([.P7]*[.O7])" office:value-type="float" office:value="225.927573232" calcext:value-type="float">
            <text:p>225.927573232</text:p>
          </table:table-cell>
          <table:table-cell table:formula="of:=[.H7]/[.Q7]" office:value-type="float" office:value="5.74813769484627" calcext:value-type="float">
            <text:p>5.7481376948</text:p>
          </table:table-cell>
        </table:table-row>
        <table:table-row table:style-name="ro1">
          <table:table-cell office:value-type="string" calcext:value-type="string">
            <text:p><text:s/>VM(Filter) </text:p>
          </table:table-cell>
          <table:table-cell/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table:number-columns-repeated="4"/>
          <table:table-cell table:formula="of:=[.K8]+[.L8]" office:value-type="float" office:value="217333.33" calcext:value-type="float">
            <text:p>217333.33</text:p>
          </table:table-cell>
          <table:table-cell office:value-type="float" office:value="20000" calcext:value-type="float">
            <text:p>20000</text:p>
          </table:table-cell>
          <table:table-cell office:value-type="float" office:value="197333.33" calcext:value-type="float">
            <text:p>197333.33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M8]*([.J8]/1000000)" office:value-type="float" office:value="106.05866504" calcext:value-type="float">
            <text:p>106.058665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ilter <text:s text:c="4"/></text:p>
          </table:table-cell>
          <table:table-cell table:formula="of:=[.C9]+[.D9]" office:value-type="float" office:value="98666.7" calcext:value-type="float">
            <text:p>98666.7</text:p>
          </table:table-cell>
          <table:table-cell office:value-type="float" office:value="10666.7" calcext:value-type="float">
            <text:p>10666.7</text:p>
          </table:table-cell>
          <table:table-cell office:value-type="float" office:value="88000" calcext:value-type="float">
            <text:p>88000</text:p>
          </table:table-cell>
          <table:table-cell office:value-type="float" office:value="485.3" calcext:value-type="float">
            <text:p>485.3</text:p>
          </table:table-cell>
          <table:table-cell table:formula="of:=[.E9]*([.B9]/1000000)" office:value-type="float" office:value="47.88294951" calcext:value-type="float">
            <text:p>47.88294951</text:p>
          </table:table-cell>
          <table:table-cell office:value-type="float" office:value="1" calcext:value-type="float">
            <text:p>1</text:p>
          </table:table-cell>
          <table:table-cell table:formula="of:=[.G9]*[.F9]" office:value-type="float" office:value="47.88294951" calcext:value-type="float">
            <text:p>47.88294951</text:p>
          </table:table-cell>
          <table:table-cell/>
          <table:table-cell table:formula="of:=[.K9]+[.L9]" office:value-type="float" office:value="250666.5" calcext:value-type="float">
            <text:p>250666.5</text:p>
          </table:table-cell>
          <table:table-cell table:formula="of:=3*11111.1" office:value-type="float" office:value="33333.3" calcext:value-type="float">
            <text:p>33333.3</text:p>
          </table:table-cell>
          <table:table-cell table:formula="of:=3*72444.4" office:value-type="float" office:value="217333.2" calcext:value-type="float">
            <text:p>217333.2</text:p>
          </table:table-cell>
          <table:table-cell table:formula="of:=3*94.67" office:value-type="float" office:value="284.01" calcext:value-type="float">
            <text:p>284.01</text:p>
          </table:table-cell>
          <table:table-cell table:formula="of:=([.M9]/3)*([.J9]/1000000)" office:value-type="float" office:value="23.730597555" calcext:value-type="float">
            <text:p>23.730597555</text:p>
          </table:table-cell>
          <table:table-cell table:formula="of:=[.M9]*([.J9]/1000000)" office:value-type="float" office:value="71.191792665" calcext:value-type="float">
            <text:p>71.191792665</text:p>
          </table:table-cell>
          <table:table-cell office:value-type="float" office:value="0.01" calcext:value-type="float">
            <text:p>0.01</text:p>
          </table:table-cell>
          <table:table-cell table:formula="of:=([.P8]*[.O8])+([.P9]*[.O9])" office:value-type="float" office:value="106.77058296665" calcext:value-type="float">
            <text:p>106.7705829667</text:p>
          </table:table-cell>
          <table:table-cell table:formula="of:=[.H9]/[.Q9]" office:value-type="float" office:value="0.448465749456068" calcext:value-type="float">
            <text:p>0.4484657495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<text:s/>Component <text:s/>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utime <text:s text:c="4"/></text:p>
          </table:table-cell>
          <table:table-cell office:value-type="string" calcext:value-type="string">
            <text:p><text:s/>stime <text:s text:c="2"/></text:p>
          </table:table-cell>
          <table:table-cell office:value-type="string" calcext:value-type="string">
            <text:p><text:s/>rss <text:s text:c="2"/></text:p>
          </table:table-cell>
          <table:table-cell office:value-type="string" calcext:value-type="string">
            <text:p>KbSeconds</text:p>
          </table:table-cell>
          <table:table-cell office:value-type="string" calcext:value-type="string">
            <text:p>fault rate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<text:s text:c="5"/>utime </text:p>
          </table:table-cell>
          <table:table-cell office:value-type="string" calcext:value-type="string">
            <text:p><text:s text:c="5"/>stime </text:p>
          </table:table-cell>
          <table:table-cell office:value-type="string" calcext:value-type="string">
            <text:p><text:s text:c="4"/>rss </text:p>
          </table:table-cell>
          <table:table-cell/>
          <table:table-cell office:value-type="string" calcext:value-type="string">
            <text:p>Kb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M(ArtPot) </text:p>
          </table:table-cell>
          <table:table-cell/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table:number-columns-repeated="4"/>
          <table:table-cell table:style-name="ce1" table:formula="of:=([.K13]+[.L13])" office:value-type="float" office:value="141333.333" calcext:value-type="float">
            <text:p>141333.333</text:p>
          </table:table-cell>
          <table:table-cell office:value-type="float" office:value="13333.333" calcext:value-type="float">
            <text:p>13333.33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M13]*([.J13]/1000000)" office:value-type="float" office:value="68.970666504" calcext:value-type="float">
            <text:p>68.97066650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rtPot <text:s text:c="4"/></text:p>
          </table:table-cell>
          <table:table-cell table:formula="of:=([.C14]+[.D14])/1000000" office:value-type="float" office:value="0.0733333" calcext:value-type="float">
            <text:p>0.0733333</text:p>
          </table:table-cell>
          <table:table-cell office:value-type="float" office:value="21333.3" calcext:value-type="float">
            <text:p>21333.3</text:p>
          </table:table-cell>
          <table:table-cell office:value-type="float" office:value="52000" calcext:value-type="float">
            <text:p>52000</text:p>
          </table:table-cell>
          <table:table-cell office:value-type="float" office:value="485.3" calcext:value-type="float">
            <text:p>485.3</text:p>
          </table:table-cell>
          <table:table-cell table:formula="of:=[.E14]*([.B14])" office:value-type="float" office:value="35.58865049" calcext:value-type="float">
            <text:p>35.58865049</text:p>
          </table:table-cell>
          <table:table-cell office:value-type="float" office:value="0.5" calcext:value-type="float">
            <text:p>0.5</text:p>
          </table:table-cell>
          <table:table-cell table:formula="of:=[.G14]*[.F14]" office:value-type="float" office:value="17.794325245" calcext:value-type="float">
            <text:p>17.794325245</text:p>
          </table:table-cell>
          <table:table-cell/>
          <table:table-cell table:style-name="ce1" table:formula="of:=([.K14]+[.L14])" office:value-type="float" office:value="426666.9" calcext:value-type="float">
            <text:p>426666.9</text:p>
          </table:table-cell>
          <table:table-cell table:formula="of:=3*35555.6" office:value-type="float" office:value="106666.8" calcext:value-type="float">
            <text:p>106666.8</text:p>
          </table:table-cell>
          <table:table-cell table:formula="of:=3*106666.7" office:value-type="float" office:value="320000.1" calcext:value-type="float">
            <text:p>320000.1</text:p>
          </table:table-cell>
          <table:table-cell table:formula="of:=3*106.22" office:value-type="float" office:value="318.66" calcext:value-type="float">
            <text:p>318.66</text:p>
          </table:table-cell>
          <table:table-cell table:formula="of:=([.M14]/3)*([.J14]/1000000)" office:value-type="float" office:value="45.320558118" calcext:value-type="float">
            <text:p>45.320558118</text:p>
          </table:table-cell>
          <table:table-cell table:formula="of:=[.M14]*([.J14]/1000000)" office:value-type="float" office:value="135.961674354" calcext:value-type="float">
            <text:p>135.961674354</text:p>
          </table:table-cell>
          <table:table-cell office:value-type="float" office:value="0.01" calcext:value-type="float">
            <text:p>0.01</text:p>
          </table:table-cell>
          <table:table-cell table:formula="of:=([.P13]*[.O13])+([.P14]*[.O14])" office:value-type="float" office:value="35.84494999554" calcext:value-type="float">
            <text:p>35.8449499955</text:p>
          </table:table-cell>
          <table:table-cell table:formula="of:=[.H14]/[.Q14]" office:value-type="float" office:value="0.496424886831034" calcext:value-type="float">
            <text:p>0.4964248868</text:p>
          </table:table-cell>
        </table:table-row>
        <table:table-row table:style-name="ro1">
          <table:table-cell office:value-type="string" calcext:value-type="string">
            <text:p><text:s/>VM(Mapper) </text:p>
          </table:table-cell>
          <table:table-cell/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table:number-columns-repeated="4"/>
          <table:table-cell table:style-name="ce1" table:formula="of:=([.K15]+[.L15])" office:value-type="float" office:value="120000" calcext:value-type="float">
            <text:p>12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M15]*([.J15]/1000000)" office:value-type="float" office:value="58.56" calcext:value-type="float">
            <text:p>58.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apper <text:s text:c="4"/></text:p>
          </table:table-cell>
          <table:table-cell table:formula="of:=([.C16]+[.D16])/1000000" office:value-type="float" office:value="0.072" calcext:value-type="float">
            <text:p>0.072</text:p>
          </table:table-cell>
          <table:table-cell office:value-type="float" office:value="33333.3" calcext:value-type="float">
            <text:p>33333.3</text:p>
          </table:table-cell>
          <table:table-cell office:value-type="float" office:value="38666.7" calcext:value-type="float">
            <text:p>38666.7</text:p>
          </table:table-cell>
          <table:table-cell office:value-type="float" office:value="485.3" calcext:value-type="float">
            <text:p>485.3</text:p>
          </table:table-cell>
          <table:table-cell table:formula="of:=[.E16]*([.B16])" office:value-type="float" office:value="34.9416" calcext:value-type="float">
            <text:p>34.9416</text:p>
          </table:table-cell>
          <table:table-cell office:value-type="float" office:value="0.5" calcext:value-type="float">
            <text:p>0.5</text:p>
          </table:table-cell>
          <table:table-cell table:formula="of:=[.G16]*[.F16]" office:value-type="float" office:value="17.4708" calcext:value-type="float">
            <text:p>17.4708</text:p>
          </table:table-cell>
          <table:table-cell/>
          <table:table-cell table:style-name="ce1" table:formula="of:=([.K16]+[.L16])" office:value-type="float" office:value="271999.8" calcext:value-type="float">
            <text:p>271999.8</text:p>
          </table:table-cell>
          <table:table-cell table:formula="of:=3*44444.4" office:value-type="float" office:value="133333.2" calcext:value-type="float">
            <text:p>133333.2</text:p>
          </table:table-cell>
          <table:table-cell table:formula="of:=3*46222.2" office:value-type="float" office:value="138666.6" calcext:value-type="float">
            <text:p>138666.6</text:p>
          </table:table-cell>
          <table:table-cell table:formula="of:=3*74.67" office:value-type="float" office:value="224.01" calcext:value-type="float">
            <text:p>224.01</text:p>
          </table:table-cell>
          <table:table-cell table:formula="of:=([.M16]/3)*([.J16]/1000000)" office:value-type="float" office:value="20.310225066" calcext:value-type="float">
            <text:p>20.310225066</text:p>
          </table:table-cell>
          <table:table-cell table:formula="of:=[.M16]*([.J16]/1000000)" office:value-type="float" office:value="60.930675198" calcext:value-type="float">
            <text:p>60.930675198</text:p>
          </table:table-cell>
          <table:table-cell office:value-type="float" office:value="0.01" calcext:value-type="float">
            <text:p>0.01</text:p>
          </table:table-cell>
          <table:table-cell table:formula="of:=([.P15]*[.O15])+([.P16]*[.O16])" office:value-type="float" office:value="29.88930675198" calcext:value-type="float">
            <text:p>29.889306752</text:p>
          </table:table-cell>
          <table:table-cell table:formula="of:=[.H16]/[.Q16]" office:value-type="float" office:value="0.584516735198037" calcext:value-type="float">
            <text:p>0.5845167352</text:p>
          </table:table-cell>
        </table:table-row>
        <table:table-row table:style-name="ro1">
          <table:table-cell office:value-type="string" calcext:value-type="string">
            <text:p><text:s/>VD(AStar) <text:s/></text:p>
          </table:table-cell>
          <table:table-cell/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table:number-columns-repeated="4"/>
          <table:table-cell table:style-name="ce1" table:formula="of:=([.K17]+[.L17])" office:value-type="float" office:value="334666.667" calcext:value-type="float">
            <text:p>334666.667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268000" calcext:value-type="float">
            <text:p>26800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M17]*([.J17]/1000000)" office:value-type="float" office:value="163.317333496" calcext:value-type="float">
            <text:p>163.31733349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Star <text:s text:c="5"/></text:p>
          </table:table-cell>
          <table:table-cell table:formula="of:=([.C18]+[.D18])/1000000" office:value-type="float" office:value="2.676" calcext:value-type="float">
            <text:p>2.676</text:p>
          </table:table-cell>
          <table:table-cell office:value-type="float" office:value="2630666.7" calcext:value-type="float">
            <text:p>2630666.7</text:p>
          </table:table-cell>
          <table:table-cell office:value-type="float" office:value="45333.3" calcext:value-type="float">
            <text:p>45333.3</text:p>
          </table:table-cell>
          <table:table-cell office:value-type="float" office:value="485.3" calcext:value-type="float">
            <text:p>485.3</text:p>
          </table:table-cell>
          <table:table-cell table:formula="of:=[.E18]*([.B18])" office:value-type="float" office:value="1298.6628" calcext:value-type="float">
            <text:p>1298.6628</text:p>
          </table:table-cell>
          <table:table-cell office:value-type="float" office:value="0.5" calcext:value-type="float">
            <text:p>0.5</text:p>
          </table:table-cell>
          <table:table-cell table:formula="of:=[.G18]*[.F18]" office:value-type="float" office:value="649.3314" calcext:value-type="float">
            <text:p>649.3314</text:p>
          </table:table-cell>
          <table:table-cell/>
          <table:table-cell table:style-name="ce1" table:formula="of:=([.K18]+[.L18])" office:value-type="float" office:value="7905333.3" calcext:value-type="float">
            <text:p>7905333.3</text:p>
          </table:table-cell>
          <table:table-cell table:formula="of:=3*2591111.1" office:value-type="float" office:value="7773333.3" calcext:value-type="float">
            <text:p>7773333.3</text:p>
          </table:table-cell>
          <table:table-cell table:formula="of:=3*44000" office:value-type="float" office:value="132000" calcext:value-type="float">
            <text:p>132000</text:p>
          </table:table-cell>
          <table:table-cell table:formula="of:=3*264" office:value-type="float" office:value="792" calcext:value-type="float">
            <text:p>792</text:p>
          </table:table-cell>
          <table:table-cell table:formula="of:=([.M18]/3)*([.J18]/1000000)" office:value-type="float" office:value="2087.0079912" calcext:value-type="float">
            <text:p>2087.0079912</text:p>
          </table:table-cell>
          <table:table-cell table:formula="of:=[.M18]*([.J18]/1000000)" office:value-type="float" office:value="6261.0239736" calcext:value-type="float">
            <text:p>6261.0239736</text:p>
          </table:table-cell>
          <table:table-cell office:value-type="float" office:value="0.01" calcext:value-type="float">
            <text:p>0.01</text:p>
          </table:table-cell>
          <table:table-cell table:formula="of:=([.P17]*[.O17])+([.P18]*[.O18])" office:value-type="float" office:value="144.268906484" calcext:value-type="float">
            <text:p>144.268906484</text:p>
          </table:table-cell>
          <table:table-cell table:formula="of:=[.H18]/[.Q18]" office:value-type="float" office:value="4.50084093534052" calcext:value-type="float">
            <text:p>4.5008409353</text:p>
          </table:table-cell>
        </table:table-row>
        <table:table-row table:style-name="ro1">
          <table:table-cell office:value-type="string" calcext:value-type="string">
            <text:p><text:s/>VM(Filter) </text:p>
          </table:table-cell>
          <table:table-cell/>
          <table:table-cell office:value-type="string" calcext:value-type="string">
            <text:p><text:s/>x <text:s text:c="8"/></text:p>
          </table:table-cell>
          <table:table-cell office:value-type="string" calcext:value-type="string">
            <text:p><text:s/>x <text:s text:c="6"/></text:p>
          </table:table-cell>
          <table:table-cell office:value-type="string" calcext:value-type="string">
            <text:p><text:s/>x <text:s text:c="4"/></text:p>
          </table:table-cell>
          <table:table-cell table:number-columns-repeated="4"/>
          <table:table-cell table:style-name="ce1" table:formula="of:=([.K19]+[.L19])" office:value-type="float" office:value="217333.33" calcext:value-type="float">
            <text:p>217333.33</text:p>
          </table:table-cell>
          <table:table-cell office:value-type="float" office:value="20000" calcext:value-type="float">
            <text:p>20000</text:p>
          </table:table-cell>
          <table:table-cell office:value-type="float" office:value="197333.33" calcext:value-type="float">
            <text:p>197333.33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M19]*([.J19]/1000000)" office:value-type="float" office:value="106.05866504" calcext:value-type="float">
            <text:p>106.0586650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ilter <text:s text:c="4"/></text:p>
          </table:table-cell>
          <table:table-cell table:formula="of:=([.C20]+[.D20])/1000000" office:value-type="float" office:value="0.0986667" calcext:value-type="float">
            <text:p>0.0986667</text:p>
          </table:table-cell>
          <table:table-cell office:value-type="float" office:value="10666.7" calcext:value-type="float">
            <text:p>10666.7</text:p>
          </table:table-cell>
          <table:table-cell office:value-type="float" office:value="88000" calcext:value-type="float">
            <text:p>88000</text:p>
          </table:table-cell>
          <table:table-cell office:value-type="float" office:value="485.3" calcext:value-type="float">
            <text:p>485.3</text:p>
          </table:table-cell>
          <table:table-cell table:formula="of:=[.E20]*([.B20])" office:value-type="float" office:value="47.88294951" calcext:value-type="float">
            <text:p>47.88294951</text:p>
          </table:table-cell>
          <table:table-cell office:value-type="float" office:value="0.5" calcext:value-type="float">
            <text:p>0.5</text:p>
          </table:table-cell>
          <table:table-cell table:formula="of:=[.G20]*[.F20]" office:value-type="float" office:value="23.941474755" calcext:value-type="float">
            <text:p>23.941474755</text:p>
          </table:table-cell>
          <table:table-cell/>
          <table:table-cell table:style-name="ce1" table:formula="of:=([.K20]+[.L20])" office:value-type="float" office:value="250666.5" calcext:value-type="float">
            <text:p>250666.5</text:p>
          </table:table-cell>
          <table:table-cell table:formula="of:=3*11111.1" office:value-type="float" office:value="33333.3" calcext:value-type="float">
            <text:p>33333.3</text:p>
          </table:table-cell>
          <table:table-cell table:formula="of:=3*72444.4" office:value-type="float" office:value="217333.2" calcext:value-type="float">
            <text:p>217333.2</text:p>
          </table:table-cell>
          <table:table-cell table:formula="of:=3*94.67" office:value-type="float" office:value="284.01" calcext:value-type="float">
            <text:p>284.01</text:p>
          </table:table-cell>
          <table:table-cell table:formula="of:=([.M20]/3)*([.J20]/1000000)" office:value-type="float" office:value="23.730597555" calcext:value-type="float">
            <text:p>23.730597555</text:p>
          </table:table-cell>
          <table:table-cell table:formula="of:=[.M20]*([.J20]/1000000)" office:value-type="float" office:value="71.191792665" calcext:value-type="float">
            <text:p>71.191792665</text:p>
          </table:table-cell>
          <table:table-cell office:value-type="float" office:value="0.01" calcext:value-type="float">
            <text:p>0.01</text:p>
          </table:table-cell>
          <table:table-cell table:formula="of:=([.P19]*[.O19])+([.P20]*[.O20])" office:value-type="float" office:value="53.74125044665" calcext:value-type="float">
            <text:p>53.7412504467</text:p>
          </table:table-cell>
          <table:table-cell table:formula="of:=[.H20]/[.Q20]" office:value-type="float" office:value="0.445495304929073" calcext:value-type="float">
            <text:p>0.4454953049</text:p>
          </table:table-cell>
        </table:table-row>
        <table:table-row table:style-name="ro1">
          <table:table-cell table:number-columns-repeated="7"/>
          <table:table-cell table:formula="of:=[.H20]+[.H18]+[.H16]+[.H14]" office:value-type="float" office:value="708.538" calcext:value-type="float">
            <text:p>708.538</text:p>
          </table:table-cell>
          <table:table-cell table:number-columns-repeated="8"/>
          <table:table-cell table:formula="of:=[.Q20]+[.Q18]+[.Q16]+[.Q14]" office:value-type="float" office:value="263.74441367817" calcext:value-type="float">
            <text:p>263.7444136782</text:p>
          </table:table-cell>
          <table:table-cell table:formula="of:=[.H21]/[.Q21]" office:value-type="float" office:value="2.68645690014342" calcext:value-type="float">
            <text:p>2.6864569001</text:p>
          </table:table-cell>
        </table:table-row>
        <table:table-row table:style-name="ro1">
          <table:table-cell table:number-columns-repeated="7"/>
          <table:table-cell table:formula="of:=[.H21]+[.H19]+[.H17]+[.H15]" office:value-type="float" office:value="708.538" calcext:value-type="float">
            <text:p>708.538</text:p>
          </table:table-cell>
          <table:table-cell table:number-columns-repeated="8"/>
          <table:table-cell table:formula="of:=[.H20]+[.Q18]+[.H16]+[.H14]" office:value-type="float" office:value="203.475506484" calcext:value-type="float">
            <text:p>203.475506484</text:p>
          </table:table-cell>
          <table:table-cell table:formula="of:=[.H22]/[.Q22]" office:value-type="float" office:value="3.48217833312392" calcext:value-type="float">
            <text:p>3.4821783331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5"/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.58865049" calcext:value-type="float">
            <text:p>35.58865049</text:p>
          </table:table-cell>
          <table:table-cell table:formula="of:=[.E30]*[.F$29]" office:value-type="float" office:value="2.8470920392" calcext:value-type="float">
            <text:p>2.8470920392</text:p>
          </table:table-cell>
          <table:table-cell table:formula="of:=[.$E30]*[.G$29]" office:value-type="float" office:value="7.117730098" calcext:value-type="float">
            <text:p>7.117730098</text:p>
          </table:table-cell>
          <table:table-cell table:formula="of:=[.$E30]*[.H$29]" office:value-type="float" office:value="10.676595147" calcext:value-type="float">
            <text:p>10.676595147</text:p>
          </table:table-cell>
          <table:table-cell table:formula="of:=[.$E30]*[.I$29]" office:value-type="float" office:value="14.235460196" calcext:value-type="float">
            <text:p>14.235460196</text:p>
          </table:table-cell>
          <table:table-cell table:formula="of:=[.$E30]*[.J$29]" office:value-type="float" office:value="17.794325245" calcext:value-type="float">
            <text:p>17.794325245</text:p>
          </table:table-cell>
          <table:table-cell table:formula="of:=[.$E30]*[.K$29]" office:value-type="float" office:value="21.353190294" calcext:value-type="float">
            <text:p>21.353190294</text:p>
          </table:table-cell>
          <table:table-cell table:formula="of:=[.$E30]*[.L$29]" office:value-type="float" office:value="24.912055343" calcext:value-type="float">
            <text:p>24.912055343</text:p>
          </table:table-cell>
          <table:table-cell table:formula="of:=[.$E30]*[.M$29]" office:value-type="float" office:value="28.470920392" calcext:value-type="float">
            <text:p>28.470920392</text:p>
          </table:table-cell>
          <table:table-cell table:formula="of:=[.$E30]*[.N$29]" office:value-type="float" office:value="32.029785441" calcext:value-type="float">
            <text:p>32.029785441</text:p>
          </table:table-cell>
          <table:table-cell table:formula="of:=[.$E30]*[.O$29]" office:value-type="float" office:value="35.58865049" calcext:value-type="float">
            <text:p>35.588650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.9416" calcext:value-type="float">
            <text:p>34.9416</text:p>
          </table:table-cell>
          <table:table-cell table:formula="of:=[.E31]*[.F$29]" office:value-type="float" office:value="2.795328" calcext:value-type="float">
            <text:p>2.795328</text:p>
          </table:table-cell>
          <table:table-cell table:formula="of:=[.$E31]*[.G$29]" office:value-type="float" office:value="6.98832" calcext:value-type="float">
            <text:p>6.98832</text:p>
          </table:table-cell>
          <table:table-cell table:formula="of:=[.$E31]*[.H$29]" office:value-type="float" office:value="10.48248" calcext:value-type="float">
            <text:p>10.48248</text:p>
          </table:table-cell>
          <table:table-cell table:formula="of:=[.$E31]*[.I$29]" office:value-type="float" office:value="13.97664" calcext:value-type="float">
            <text:p>13.97664</text:p>
          </table:table-cell>
          <table:table-cell table:formula="of:=[.$E31]*[.J$29]" office:value-type="float" office:value="17.4708" calcext:value-type="float">
            <text:p>17.4708</text:p>
          </table:table-cell>
          <table:table-cell table:formula="of:=[.$E31]*[.K$29]" office:value-type="float" office:value="20.96496" calcext:value-type="float">
            <text:p>20.96496</text:p>
          </table:table-cell>
          <table:table-cell table:formula="of:=[.$E31]*[.L$29]" office:value-type="float" office:value="24.45912" calcext:value-type="float">
            <text:p>24.45912</text:p>
          </table:table-cell>
          <table:table-cell table:formula="of:=[.$E31]*[.M$29]" office:value-type="float" office:value="27.95328" calcext:value-type="float">
            <text:p>27.95328</text:p>
          </table:table-cell>
          <table:table-cell table:formula="of:=[.$E31]*[.N$29]" office:value-type="float" office:value="31.44744" calcext:value-type="float">
            <text:p>31.44744</text:p>
          </table:table-cell>
          <table:table-cell table:formula="of:=[.$E31]*[.O$29]" office:value-type="float" office:value="34.9416" calcext:value-type="float">
            <text:p>34.94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98.6628" calcext:value-type="float">
            <text:p>1298.6628</text:p>
          </table:table-cell>
          <table:table-cell table:formula="of:=[.E32]*[.F$29]" office:value-type="float" office:value="103.893024" calcext:value-type="float">
            <text:p>103.893024</text:p>
          </table:table-cell>
          <table:table-cell table:formula="of:=[.$E32]*[.G$29]" office:value-type="float" office:value="259.73256" calcext:value-type="float">
            <text:p>259.73256</text:p>
          </table:table-cell>
          <table:table-cell table:formula="of:=[.$E32]*[.H$29]" office:value-type="float" office:value="389.59884" calcext:value-type="float">
            <text:p>389.59884</text:p>
          </table:table-cell>
          <table:table-cell table:formula="of:=[.$E32]*[.I$29]" office:value-type="float" office:value="519.46512" calcext:value-type="float">
            <text:p>519.46512</text:p>
          </table:table-cell>
          <table:table-cell table:formula="of:=[.$E32]*[.J$29]" office:value-type="float" office:value="649.3314" calcext:value-type="float">
            <text:p>649.3314</text:p>
          </table:table-cell>
          <table:table-cell table:formula="of:=[.$E32]*[.K$29]" office:value-type="float" office:value="779.19768" calcext:value-type="float">
            <text:p>779.19768</text:p>
          </table:table-cell>
          <table:table-cell table:formula="of:=[.$E32]*[.L$29]" office:value-type="float" office:value="909.06396" calcext:value-type="float">
            <text:p>909.06396</text:p>
          </table:table-cell>
          <table:table-cell table:formula="of:=[.$E32]*[.M$29]" office:value-type="float" office:value="1038.93024" calcext:value-type="float">
            <text:p>1038.93024</text:p>
          </table:table-cell>
          <table:table-cell table:formula="of:=[.$E32]*[.N$29]" office:value-type="float" office:value="1168.79652" calcext:value-type="float">
            <text:p>1168.79652</text:p>
          </table:table-cell>
          <table:table-cell table:formula="of:=[.$E32]*[.O$29]" office:value-type="float" office:value="1298.6628" calcext:value-type="float">
            <text:p>1298.66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7.88294951" calcext:value-type="float">
            <text:p>47.88294951</text:p>
          </table:table-cell>
          <table:table-cell table:formula="of:=[.E33]*[.F$29]" office:value-type="float" office:value="3.8306359608" calcext:value-type="float">
            <text:p>3.8306359608</text:p>
          </table:table-cell>
          <table:table-cell table:formula="of:=[.$E33]*[.G$29]" office:value-type="float" office:value="9.576589902" calcext:value-type="float">
            <text:p>9.576589902</text:p>
          </table:table-cell>
          <table:table-cell table:formula="of:=[.$E33]*[.H$29]" office:value-type="float" office:value="14.364884853" calcext:value-type="float">
            <text:p>14.364884853</text:p>
          </table:table-cell>
          <table:table-cell table:formula="of:=[.$E33]*[.I$29]" office:value-type="float" office:value="19.153179804" calcext:value-type="float">
            <text:p>19.153179804</text:p>
          </table:table-cell>
          <table:table-cell table:formula="of:=[.$E33]*[.J$29]" office:value-type="float" office:value="23.941474755" calcext:value-type="float">
            <text:p>23.941474755</text:p>
          </table:table-cell>
          <table:table-cell table:formula="of:=[.$E33]*[.K$29]" office:value-type="float" office:value="28.729769706" calcext:value-type="float">
            <text:p>28.729769706</text:p>
          </table:table-cell>
          <table:table-cell table:formula="of:=[.$E33]*[.L$29]" office:value-type="float" office:value="33.518064657" calcext:value-type="float">
            <text:p>33.518064657</text:p>
          </table:table-cell>
          <table:table-cell table:formula="of:=[.$E33]*[.M$29]" office:value-type="float" office:value="38.306359608" calcext:value-type="float">
            <text:p>38.306359608</text:p>
          </table:table-cell>
          <table:table-cell table:formula="of:=[.$E33]*[.N$29]" office:value-type="float" office:value="43.094654559" calcext:value-type="float">
            <text:p>43.094654559</text:p>
          </table:table-cell>
          <table:table-cell table:formula="of:=[.$E33]*[.O$29]" office:value-type="float" office:value="47.88294951" calcext:value-type="float">
            <text:p>47.8829495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30:.F33])" office:value-type="float" office:value="113.36608" calcext:value-type="float">
            <text:p>113.36608</text:p>
          </table:table-cell>
          <table:table-cell table:formula="of:=SUM([.G30:.G33])" office:value-type="float" office:value="283.4152" calcext:value-type="float">
            <text:p>283.4152</text:p>
          </table:table-cell>
          <table:table-cell table:formula="of:=SUM([.H30:.H33])" office:value-type="float" office:value="425.1228" calcext:value-type="float">
            <text:p>425.1228</text:p>
          </table:table-cell>
          <table:table-cell table:formula="of:=SUM([.I30:.I33])" office:value-type="float" office:value="566.8304" calcext:value-type="float">
            <text:p>566.8304</text:p>
          </table:table-cell>
          <table:table-cell table:formula="of:=SUM([.J30:.J33])" office:value-type="float" office:value="708.538" calcext:value-type="float">
            <text:p>708.538</text:p>
          </table:table-cell>
          <table:table-cell table:formula="of:=SUM([.K30:.K33])" office:value-type="float" office:value="850.2456" calcext:value-type="float">
            <text:p>850.2456</text:p>
          </table:table-cell>
          <table:table-cell table:formula="of:=SUM([.L30:.L33])" office:value-type="float" office:value="991.9532" calcext:value-type="float">
            <text:p>991.9532</text:p>
          </table:table-cell>
          <table:table-cell table:formula="of:=SUM([.M30:.M33])" office:value-type="float" office:value="1133.6608" calcext:value-type="float">
            <text:p>1133.6608</text:p>
          </table:table-cell>
          <table:table-cell table:formula="of:=SUM([.N30:.N33])" office:value-type="float" office:value="1275.3684" calcext:value-type="float">
            <text:p>1275.3684</text:p>
          </table:table-cell>
          <table:table-cell table:formula="of:=SUM([.O30:.O33])" office:value-type="float" office:value="1417.076" calcext:value-type="float">
            <text:p>1417.0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oter</text:p>
          </table:table-cell>
          <table:table-cell office:value-type="float" office:value="68.970666504" calcext:value-type="float">
            <text:p>68.970666504</text:p>
          </table:table-cell>
          <table:table-cell table:formula="of:=[.$E36]*[.F$29]" office:value-type="float" office:value="5.51765332032" calcext:value-type="float">
            <text:p>5.5176533203</text:p>
          </table:table-cell>
          <table:table-cell table:formula="of:=[.$E36]*[.G$29]" office:value-type="float" office:value="13.7941333008" calcext:value-type="float">
            <text:p>13.7941333008</text:p>
          </table:table-cell>
          <table:table-cell table:formula="of:=[.$E36]*[.H$29]" office:value-type="float" office:value="20.6911999512" calcext:value-type="float">
            <text:p>20.6911999512</text:p>
          </table:table-cell>
          <table:table-cell table:formula="of:=[.$E36]*[.I$29]" office:value-type="float" office:value="27.5882666016" calcext:value-type="float">
            <text:p>27.5882666016</text:p>
          </table:table-cell>
          <table:table-cell table:formula="of:=[.$E36]*[.J$29]" office:value-type="float" office:value="34.485333252" calcext:value-type="float">
            <text:p>34.485333252</text:p>
          </table:table-cell>
          <table:table-cell table:formula="of:=[.$E36]*[.K$29]" office:value-type="float" office:value="41.3823999024" calcext:value-type="float">
            <text:p>41.3823999024</text:p>
          </table:table-cell>
          <table:table-cell table:formula="of:=[.$E36]*[.L$29]" office:value-type="float" office:value="48.2794665528" calcext:value-type="float">
            <text:p>48.2794665528</text:p>
          </table:table-cell>
          <table:table-cell table:formula="of:=[.$E36]*[.M$29]" office:value-type="float" office:value="55.1765332032" calcext:value-type="float">
            <text:p>55.1765332032</text:p>
          </table:table-cell>
          <table:table-cell table:formula="of:=[.$E36]*[.N$29]" office:value-type="float" office:value="62.0735998536" calcext:value-type="float">
            <text:p>62.0735998536</text:p>
          </table:table-cell>
          <table:table-cell table:formula="of:=[.$E36]*[.O$29]" office:value-type="float" office:value="68.970666504" calcext:value-type="float">
            <text:p>68.9706665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p</text:p>
          </table:table-cell>
          <table:table-cell office:value-type="float" office:value="135.961674354" calcext:value-type="float">
            <text:p>135.961674354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formula="of:=[.$E37]*[.$D$35]" office:value-type="float" office:value="1.35961674354" calcext:value-type="float">
            <text:p>1.35961674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8.56" calcext:value-type="float">
            <text:p>58.56</text:p>
          </table:table-cell>
          <table:table-cell table:formula="of:=[.$E38]*[.F$29]" office:value-type="float" office:value="4.6848" calcext:value-type="float">
            <text:p>4.6848</text:p>
          </table:table-cell>
          <table:table-cell table:formula="of:=[.$E38]*[.G$29]" office:value-type="float" office:value="11.712" calcext:value-type="float">
            <text:p>11.712</text:p>
          </table:table-cell>
          <table:table-cell table:formula="of:=[.$E38]*[.H$29]" office:value-type="float" office:value="17.568" calcext:value-type="float">
            <text:p>17.568</text:p>
          </table:table-cell>
          <table:table-cell table:formula="of:=[.$E38]*[.I$29]" office:value-type="float" office:value="23.424" calcext:value-type="float">
            <text:p>23.424</text:p>
          </table:table-cell>
          <table:table-cell table:formula="of:=[.$E38]*[.J$29]" office:value-type="float" office:value="29.28" calcext:value-type="float">
            <text:p>29.28</text:p>
          </table:table-cell>
          <table:table-cell table:formula="of:=[.$E38]*[.K$29]" office:value-type="float" office:value="35.136" calcext:value-type="float">
            <text:p>35.136</text:p>
          </table:table-cell>
          <table:table-cell table:formula="of:=[.$E38]*[.L$29]" office:value-type="float" office:value="40.992" calcext:value-type="float">
            <text:p>40.992</text:p>
          </table:table-cell>
          <table:table-cell table:formula="of:=[.$E38]*[.M$29]" office:value-type="float" office:value="46.848" calcext:value-type="float">
            <text:p>46.848</text:p>
          </table:table-cell>
          <table:table-cell table:formula="of:=[.$E38]*[.N$29]" office:value-type="float" office:value="52.704" calcext:value-type="float">
            <text:p>52.704</text:p>
          </table:table-cell>
          <table:table-cell table:formula="of:=[.$E38]*[.O$29]" office:value-type="float" office:value="58.56" calcext:value-type="float">
            <text:p>58.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.930675198" calcext:value-type="float">
            <text:p>60.930675198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formula="of:=[.$E39]*[.$D$35]" office:value-type="float" office:value="0.60930675198" calcext:value-type="float">
            <text:p>0.6093067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3.317333496" calcext:value-type="float">
            <text:p>163.317333496</text:p>
          </table:table-cell>
          <table:table-cell table:formula="of:=[.$E40]*[.F$29]" office:value-type="float" office:value="13.06538667968" calcext:value-type="float">
            <text:p>13.0653866797</text:p>
          </table:table-cell>
          <table:table-cell table:formula="of:=[.$E40]*[.G$29]" office:value-type="float" office:value="32.6634666992" calcext:value-type="float">
            <text:p>32.6634666992</text:p>
          </table:table-cell>
          <table:table-cell table:formula="of:=[.$E40]*[.H$29]" office:value-type="float" office:value="48.9952000488" calcext:value-type="float">
            <text:p>48.9952000488</text:p>
          </table:table-cell>
          <table:table-cell table:formula="of:=[.$E40]*[.I$29]" office:value-type="float" office:value="65.3269333984" calcext:value-type="float">
            <text:p>65.3269333984</text:p>
          </table:table-cell>
          <table:table-cell table:formula="of:=[.$E40]*[.J$29]" office:value-type="float" office:value="81.658666748" calcext:value-type="float">
            <text:p>81.658666748</text:p>
          </table:table-cell>
          <table:table-cell table:formula="of:=[.$E40]*[.K$29]" office:value-type="float" office:value="97.9904000976" calcext:value-type="float">
            <text:p>97.9904000976</text:p>
          </table:table-cell>
          <table:table-cell table:formula="of:=[.$E40]*[.L$29]" office:value-type="float" office:value="114.3221334472" calcext:value-type="float">
            <text:p>114.3221334472</text:p>
          </table:table-cell>
          <table:table-cell table:formula="of:=[.$E40]*[.M$29]" office:value-type="float" office:value="130.6538667968" calcext:value-type="float">
            <text:p>130.6538667968</text:p>
          </table:table-cell>
          <table:table-cell table:formula="of:=[.$E40]*[.N$29]" office:value-type="float" office:value="146.9856001464" calcext:value-type="float">
            <text:p>146.9856001464</text:p>
          </table:table-cell>
          <table:table-cell table:formula="of:=[.$E40]*[.O$29]" office:value-type="float" office:value="163.317333496" calcext:value-type="float">
            <text:p>163.3173334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261.0239736" calcext:value-type="float">
            <text:p>6261.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formula="of:=[.$E41]*[.$D$35]" office:value-type="float" office:value="62.610239736" calcext:value-type="float">
            <text:p>62.6102397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6.05866504" calcext:value-type="float">
            <text:p>106.05866504</text:p>
          </table:table-cell>
          <table:table-cell table:formula="of:=[.$E42]*[.F$29]" office:value-type="float" office:value="8.4846932032" calcext:value-type="float">
            <text:p>8.4846932032</text:p>
          </table:table-cell>
          <table:table-cell table:formula="of:=[.$E42]*[.G$29]" office:value-type="float" office:value="21.211733008" calcext:value-type="float">
            <text:p>21.211733008</text:p>
          </table:table-cell>
          <table:table-cell table:formula="of:=[.$E42]*[.H$29]" office:value-type="float" office:value="31.817599512" calcext:value-type="float">
            <text:p>31.817599512</text:p>
          </table:table-cell>
          <table:table-cell table:formula="of:=[.$E42]*[.I$29]" office:value-type="float" office:value="42.423466016" calcext:value-type="float">
            <text:p>42.423466016</text:p>
          </table:table-cell>
          <table:table-cell table:formula="of:=[.$E42]*[.J$29]" office:value-type="float" office:value="53.02933252" calcext:value-type="float">
            <text:p>53.02933252</text:p>
          </table:table-cell>
          <table:table-cell table:formula="of:=[.$E42]*[.K$29]" office:value-type="float" office:value="63.635199024" calcext:value-type="float">
            <text:p>63.635199024</text:p>
          </table:table-cell>
          <table:table-cell table:formula="of:=[.$E42]*[.L$29]" office:value-type="float" office:value="74.241065528" calcext:value-type="float">
            <text:p>74.241065528</text:p>
          </table:table-cell>
          <table:table-cell table:formula="of:=[.$E42]*[.M$29]" office:value-type="float" office:value="84.846932032" calcext:value-type="float">
            <text:p>84.846932032</text:p>
          </table:table-cell>
          <table:table-cell table:formula="of:=[.$E42]*[.N$29]" office:value-type="float" office:value="95.452798536" calcext:value-type="float">
            <text:p>95.452798536</text:p>
          </table:table-cell>
          <table:table-cell table:formula="of:=[.$E42]*[.O$29]" office:value-type="float" office:value="106.05866504" calcext:value-type="float">
            <text:p>106.058665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1.191792665" calcext:value-type="float">
            <text:p>71.191792665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formula="of:=[.$E43]*[.$D$35]" office:value-type="float" office:value="0.71191792665" calcext:value-type="float">
            <text:p>0.71191792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36:.F43])" office:value-type="float" office:value="97.04361436137" calcext:value-type="float">
            <text:p>97.0436143614</text:p>
          </table:table-cell>
          <table:table-cell table:formula="of:=SUM([.G36:.G43])" office:value-type="float" office:value="144.67241416617" calcext:value-type="float">
            <text:p>144.6724141662</text:p>
          </table:table-cell>
          <table:table-cell table:formula="of:=SUM([.H36:.H43])" office:value-type="float" office:value="184.36308067017" calcext:value-type="float">
            <text:p>184.3630806702</text:p>
          </table:table-cell>
          <table:table-cell table:formula="of:=SUM([.I36:.I43])" office:value-type="float" office:value="224.05374717417" calcext:value-type="float">
            <text:p>224.0537471742</text:p>
          </table:table-cell>
          <table:table-cell table:formula="of:=SUM([.J36:.J43])" office:value-type="float" office:value="263.74441367817" calcext:value-type="float">
            <text:p>263.7444136782</text:p>
          </table:table-cell>
          <table:table-cell table:formula="of:=SUM([.K36:.K43])" office:value-type="float" office:value="303.43508018217" calcext:value-type="float">
            <text:p>303.4350801822</text:p>
          </table:table-cell>
          <table:table-cell table:formula="of:=SUM([.L36:.L43])" office:value-type="float" office:value="343.12574668617" calcext:value-type="float">
            <text:p>343.1257466862</text:p>
          </table:table-cell>
          <table:table-cell table:formula="of:=SUM([.M36:.M43])" office:value-type="float" office:value="382.81641319017" calcext:value-type="float">
            <text:p>382.8164131902</text:p>
          </table:table-cell>
          <table:table-cell table:formula="of:=SUM([.N36:.N43])" office:value-type="float" office:value="422.50707969417" calcext:value-type="float">
            <text:p>422.5070796942</text:p>
          </table:table-cell>
          <table:table-cell table:formula="of:=SUM([.O36:.O43])" office:value-type="float" office:value="462.19774619817" calcext:value-type="float">
            <text:p>462.1977461982</text:p>
          </table:table-cell>
          <table:table-cell table:number-columns-repeated="3"/>
        </table:table-row>
      </table:table>
      <table:table table:name="bb" table:style-name="ta1">
        <table:shapes>
          <draw:frame draw:z-index="0" draw:style-name="gr1" draw:text-style-name="P1" svg:width="453.63pt" svg:height="255.26pt" svg:x="331.03pt" svg:y="587.28pt">
            <loext:p draw:notify-on-update-of-ranges="bb.F29:bb.O29 bb.F34:bb.O34 bb.F44:bb.O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<text:s text:c="16"/></text:p>
          </table:table-cell>
          <table:table-cell office:value-type="string" calcext:value-type="string">
            <text:p><text:s/>NMR <text:s text:c="6"/></text:p>
          </table:table-cell>
          <table:table-cell office:value-type="string" calcext:value-type="string">
            <text:p><text:s text:c="11"/></text:p>
          </table:table-cell>
          <table:table-cell/>
          <table:table-cell office:value-type="string" calcext:value-type="string">
            <text:p><text:s text:c="11"/></text:p>
          </table:table-cell>
          <table:table-cell table:number-columns-repeated="4"/>
          <table:table-cell office:value-type="string" calcext:value-type="string">
            <text:p><text:s text:c="7"/>DMR </text:p>
          </table:table-cell>
          <table:table-cell office:value-type="string" calcext:value-type="string">
            <text:p><text:s text:c="11"/></text:p>
          </table:table-cell>
          <table:table-cell/>
          <table:table-cell office:value-type="string" calcext:value-type="string">
            <text:p><text:s text:c="9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mponent <text:s text:c="5"/></text:p>
          </table:table-cell>
          <table:table-cell office:value-type="string" calcext:value-type="string">
            <text:p><text:s/>utime <text:s text:c="4"/></text:p>
          </table:table-cell>
          <table:table-cell office:value-type="string" calcext:value-type="string">
            <text:p><text:s/>stime <text:s text:c="4"/>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<text:s/>rss <text:s text:c="6"/></text:p>
          </table:table-cell>
          <table:table-cell office:value-type="string" calcext:value-type="string">
            <text:p>KbSeconds</text:p>
          </table:table-cell>
          <table:table-cell office:value-type="string" calcext:value-type="string">
            <text:p>Fault Rate</text:p>
          </table:table-cell>
          <table:table-cell office:value-type="string" calcext:value-type="string">
            <text:p>Vuln</text:p>
          </table:table-cell>
          <table:table-cell/>
          <table:table-cell office:value-type="string" calcext:value-type="string">
            <text:p><text:s text:c="5"/>utime </text:p>
          </table:table-cell>
          <table:table-cell office:value-type="string" calcext:value-type="string">
            <text:p><text:s text:c="5"/>stime 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<text:s text:c="5"/>rss </text:p>
          </table:table-cell>
          <table:table-cell/>
          <table:table-cell office:value-type="string" calcext:value-type="string">
            <text:p>KbSeconds</text:p>
          </table:table-cell>
          <table:table-cell office:value-type="string" calcext:value-type="string">
            <text:p>Fault Rate</text:p>
          </table:table-cell>
          <table:table-cell office:value-type="string" calcext:value-type="string">
            <text:p>Vuln</text:p>
          </table:table-cell>
          <table:table-cell office:value-type="string" calcext:value-type="string">
            <text:p>Improv</text:p>
          </table:table-cell>
        </table:table-row>
        <table:table-row table:style-name="ro1">
          <table:table-cell office:value-type="string" calcext:value-type="string">
            <text:p><text:s/>VoterM(ArtPot) </text:p>
          </table:table-cell>
          <table:table-cell table:number-columns-repeated="2" office:value-type="string" calcext:value-type="string">
            <text:p><text:s/>x <text:s text:c="8"/></text:p>
          </table:table-cell>
          <table:table-cell/>
          <table:table-cell office:value-type="string" calcext:value-type="string">
            <text:p><text:s/>x <text:s text:c="8"/></text:p>
          </table:table-cell>
          <table:table-cell table:number-columns-repeated="4"/>
          <table:table-cell office:value-type="float" office:value="36667" calcext:value-type="float">
            <text:p>36667</text:p>
          </table:table-cell>
          <table:table-cell office:value-type="float" office:value="553333" calcext:value-type="float">
            <text:p>553333</text:p>
          </table:table-cell>
          <table:table-cell table:formula="of:=([.K3]+[.J3])/1000000" office:value-type="float" office:value="0.59" calcext:value-type="float">
            <text:p>0.59</text:p>
          </table:table-cell>
          <table:table-cell office:value-type="float" office:value="412" calcext:value-type="float">
            <text:p>412</text:p>
          </table:table-cell>
          <table:table-cell table:formula="of:=[.L3]*[.M3]" office:value-type="float" office:value="243.08" calcext:value-type="float">
            <text:p>243.08</text:p>
          </table:table-cell>
          <table:table-cell table:formula="of:=[.M3]*[.L3]" office:value-type="float" office:value="243.08" calcext:value-type="float">
            <text:p>243.0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rtPot <text:s text:c="8"/></text:p>
          </table:table-cell>
          <table:table-cell office:value-type="float" office:value="103333.33" calcext:value-type="float">
            <text:p>103333.33</text:p>
          </table:table-cell>
          <table:table-cell office:value-type="float" office:value="213333.33" calcext:value-type="float">
            <text:p>213333.33</text:p>
          </table:table-cell>
          <table:table-cell table:formula="of:=([.C4]+[.B4])/1000000" office:value-type="float" office:value="0.31666666" calcext:value-type="float">
            <text:p>0.31666666</text:p>
          </table:table-cell>
          <table:table-cell office:value-type="float" office:value="429.33333" calcext:value-type="float">
            <text:p>429.33333</text:p>
          </table:table-cell>
          <table:table-cell table:formula="of:=[.E4]*[.D4]" office:value-type="float" office:value="135.955551637778" calcext:value-type="float">
            <text:p>135.9555516378</text:p>
          </table:table-cell>
          <table:table-cell office:value-type="float" office:value="0.5" calcext:value-type="float">
            <text:p>0.5</text:p>
          </table:table-cell>
          <table:table-cell table:formula="of:=[.G4]*[.F4]" office:value-type="float" office:value="67.9777758188889" calcext:value-type="float">
            <text:p>67.9777758189</text:p>
          </table:table-cell>
          <table:table-cell/>
          <table:table-cell table:formula="of:=2*110000" office:value-type="float" office:value="220000" calcext:value-type="float">
            <text:p>220000</text:p>
          </table:table-cell>
          <table:table-cell table:formula="of:=2*195000" office:value-type="float" office:value="390000" calcext:value-type="float">
            <text:p>390000</text:p>
          </table:table-cell>
          <table:table-cell table:formula="of:=([.K4]+[.J4])/1000000" office:value-type="float" office:value="0.61" calcext:value-type="float">
            <text:p>0.61</text:p>
          </table:table-cell>
          <table:table-cell table:formula="of:=2*200" office:value-type="float" office:value="400" calcext:value-type="float">
            <text:p>400</text:p>
          </table:table-cell>
          <table:table-cell table:formula="of:=([.M4]*[.L4])/2" office:value-type="float" office:value="122" calcext:value-type="float">
            <text:p>122</text:p>
          </table:table-cell>
          <table:table-cell table:formula="of:=[.M4]*[.L4]" office:value-type="float" office:value="244" calcext:value-type="float">
            <text:p>244</text:p>
          </table:table-cell>
          <table:table-cell office:value-type="float" office:value="0.01" calcext:value-type="float">
            <text:p>0.01</text:p>
          </table:table-cell>
          <table:table-cell table:formula="of:=([.O3]*[.P3])+([.O4]*[.P4])" office:value-type="float" office:value="123.98" calcext:value-type="float">
            <text:p>123.98</text:p>
          </table:table-cell>
          <table:table-cell table:formula="of:=[.H4]/[.Q4]" office:value-type="float" office:value="0.548296304394974" calcext:value-type="float">
            <text:p>0.5482963044</text:p>
          </table:table-cell>
        </table:table-row>
        <table:table-row table:style-name="ro1">
          <table:table-cell office:value-type="string" calcext:value-type="string">
            <text:p><text:s/>VoterM(Mapper) </text:p>
          </table:table-cell>
          <table:table-cell table:number-columns-repeated="2" office:value-type="string" calcext:value-type="string">
            <text:p><text:s/>x <text:s text:c="8"/></text:p>
          </table:table-cell>
          <table:table-cell/>
          <table:table-cell office:value-type="string" calcext:value-type="string">
            <text:p><text:s/>x <text:s text:c="8"/></text:p>
          </table:table-cell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363333" calcext:value-type="float">
            <text:p>363333</text:p>
          </table:table-cell>
          <table:table-cell table:formula="of:=([.K5]+[.J5])/1000000" office:value-type="float" office:value="0.393333" calcext:value-type="float">
            <text:p>0.393333</text:p>
          </table:table-cell>
          <table:table-cell office:value-type="float" office:value="412" calcext:value-type="float">
            <text:p>412</text:p>
          </table:table-cell>
          <table:table-cell table:formula="of:=[.L5]*[.M5]" office:value-type="float" office:value="162.053196" calcext:value-type="float">
            <text:p>162.053196</text:p>
          </table:table-cell>
          <table:table-cell table:formula="of:=[.M5]*[.L5]" office:value-type="float" office:value="162.053196" calcext:value-type="float">
            <text:p>162.05319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apper <text:s text:c="8"/></text:p>
          </table:table-cell>
          <table:table-cell office:value-type="float" office:value="206666.67" calcext:value-type="float">
            <text:p>206666.67</text:p>
          </table:table-cell>
          <table:table-cell office:value-type="float" office:value="146666.67" calcext:value-type="float">
            <text:p>146666.67</text:p>
          </table:table-cell>
          <table:table-cell table:formula="of:=([.C6]+[.B6])/1000000" office:value-type="float" office:value="0.35333334" calcext:value-type="float">
            <text:p>0.35333334</text:p>
          </table:table-cell>
          <table:table-cell office:value-type="float" office:value="429.33333" calcext:value-type="float">
            <text:p>429.33333</text:p>
          </table:table-cell>
          <table:table-cell table:formula="of:=[.E6]*[.D6]" office:value-type="float" office:value="151.697779462222" calcext:value-type="float">
            <text:p>151.6977794622</text:p>
          </table:table-cell>
          <table:table-cell office:value-type="float" office:value="0.5" calcext:value-type="float">
            <text:p>0.5</text:p>
          </table:table-cell>
          <table:table-cell table:formula="of:=[.G6]*[.F6]" office:value-type="float" office:value="75.8488897311111" calcext:value-type="float">
            <text:p>75.8488897311</text:p>
          </table:table-cell>
          <table:table-cell/>
          <table:table-cell table:formula="of:=2*178333.34" office:value-type="float" office:value="356666.68" calcext:value-type="float">
            <text:p>356666.68</text:p>
          </table:table-cell>
          <table:table-cell table:formula="of:=2*160000" office:value-type="float" office:value="320000" calcext:value-type="float">
            <text:p>320000</text:p>
          </table:table-cell>
          <table:table-cell table:formula="of:=([.K6]+[.J6])/1000000" office:value-type="float" office:value="0.67666668" calcext:value-type="float">
            <text:p>0.67666668</text:p>
          </table:table-cell>
          <table:table-cell table:formula="of:=2*216" office:value-type="float" office:value="432" calcext:value-type="float">
            <text:p>432</text:p>
          </table:table-cell>
          <table:table-cell table:formula="of:=([.M6]*[.L6])/2" office:value-type="float" office:value="146.16000288" calcext:value-type="float">
            <text:p>146.16000288</text:p>
          </table:table-cell>
          <table:table-cell table:formula="of:=[.M6]*[.L6]" office:value-type="float" office:value="292.32000576" calcext:value-type="float">
            <text:p>292.32000576</text:p>
          </table:table-cell>
          <table:table-cell office:value-type="float" office:value="0.01" calcext:value-type="float">
            <text:p>0.01</text:p>
          </table:table-cell>
          <table:table-cell table:formula="of:=([.O5]*[.P5])+([.O6]*[.P6])" office:value-type="float" office:value="83.9497980576" calcext:value-type="float">
            <text:p>83.9497980576</text:p>
          </table:table-cell>
          <table:table-cell table:formula="of:=[.H6]/[.Q6]" office:value-type="float" office:value="0.903502944451032" calcext:value-type="float">
            <text:p>0.9035029445</text:p>
          </table:table-cell>
        </table:table-row>
        <table:table-row table:style-name="ro1">
          <table:table-cell office:value-type="string" calcext:value-type="string">
            <text:p><text:s/>VoterD(AStar) <text:s/></text:p>
          </table:table-cell>
          <table:table-cell table:number-columns-repeated="2" office:value-type="string" calcext:value-type="string">
            <text:p><text:s/>x <text:s text:c="8"/></text:p>
          </table:table-cell>
          <table:table-cell/>
          <table:table-cell office:value-type="string" calcext:value-type="string">
            <text:p><text:s/>x <text:s text:c="8"/></text:p>
          </table:table-cell>
          <table:table-cell table:number-columns-repeated="4"/>
          <table:table-cell office:value-type="float" office:value="180000" calcext:value-type="float">
            <text:p>180000</text:p>
          </table:table-cell>
          <table:table-cell office:value-type="float" office:value="776667" calcext:value-type="float">
            <text:p>776667</text:p>
          </table:table-cell>
          <table:table-cell table:formula="of:=([.K7]+[.J7])/1000000" office:value-type="float" office:value="0.956667" calcext:value-type="float">
            <text:p>0.956667</text:p>
          </table:table-cell>
          <table:table-cell office:value-type="float" office:value="416" calcext:value-type="float">
            <text:p>416</text:p>
          </table:table-cell>
          <table:table-cell table:formula="of:=[.L7]*[.M7]" office:value-type="float" office:value="397.973472" calcext:value-type="float">
            <text:p>397.973472</text:p>
          </table:table-cell>
          <table:table-cell table:formula="of:=[.M7]*[.L7]" office:value-type="float" office:value="397.973472" calcext:value-type="float">
            <text:p>397.97347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Star <text:s text:c="9"/></text:p>
          </table:table-cell>
          <table:table-cell office:value-type="float" office:value="8756666.7" calcext:value-type="float">
            <text:p>8756666.7</text:p>
          </table:table-cell>
          <table:table-cell office:value-type="float" office:value="213333.33" calcext:value-type="float">
            <text:p>213333.33</text:p>
          </table:table-cell>
          <table:table-cell table:formula="of:=([.C8]+[.B8])/1000000" office:value-type="float" office:value="8.97000003" calcext:value-type="float">
            <text:p>8.97000003</text:p>
          </table:table-cell>
          <table:table-cell office:value-type="float" office:value="429.33333" calcext:value-type="float">
            <text:p>429.33333</text:p>
          </table:table-cell>
          <table:table-cell table:formula="of:=[.E8]*[.D8]" office:value-type="float" office:value="3851.11998298" calcext:value-type="float">
            <text:p>3851.11998298</text:p>
          </table:table-cell>
          <table:table-cell office:value-type="float" office:value="0.5" calcext:value-type="float">
            <text:p>0.5</text:p>
          </table:table-cell>
          <table:table-cell table:formula="of:=[.G8]*[.F8]" office:value-type="float" office:value="1925.55999149" calcext:value-type="float">
            <text:p>1925.55999149</text:p>
          </table:table-cell>
          <table:table-cell/>
          <table:table-cell table:formula="of:=2*9231666.7" office:value-type="float" office:value="18463333.4" calcext:value-type="float">
            <text:p>18463333.4</text:p>
          </table:table-cell>
          <table:table-cell table:formula="of:=2*220000" office:value-type="float" office:value="440000" calcext:value-type="float">
            <text:p>440000</text:p>
          </table:table-cell>
          <table:table-cell table:formula="of:=([.K8]+[.J8])/1000000" office:value-type="float" office:value="18.9033334" calcext:value-type="float">
            <text:p>18.9033334</text:p>
          </table:table-cell>
          <table:table-cell table:formula="of:=2*270.667" office:value-type="float" office:value="541.334" calcext:value-type="float">
            <text:p>541.334</text:p>
          </table:table-cell>
          <table:table-cell table:formula="of:=([.M8]*[.L8])/2" office:value-type="float" office:value="5116.5085413778" calcext:value-type="float">
            <text:p>5116.5085413778</text:p>
          </table:table-cell>
          <table:table-cell table:formula="of:=[.M8]*[.L8]" office:value-type="float" office:value="10233.0170827556" calcext:value-type="float">
            <text:p>10233.0170827556</text:p>
          </table:table-cell>
          <table:table-cell office:value-type="float" office:value="0.01" calcext:value-type="float">
            <text:p>0.01</text:p>
          </table:table-cell>
          <table:table-cell table:formula="of:=([.O7]*[.P7])+([.O8]*[.P8])" office:value-type="float" office:value="301.316906827556" calcext:value-type="float">
            <text:p>301.3169068276</text:p>
          </table:table-cell>
          <table:table-cell table:formula="of:=[.H8]/[.Q8]" office:value-type="float" office:value="6.39048107775778" calcext:value-type="float">
            <text:p>6.3904810778</text:p>
          </table:table-cell>
        </table:table-row>
        <table:table-row table:style-name="ro1">
          <table:table-cell office:value-type="string" calcext:value-type="string">
            <text:p><text:s/>VoterM(Filter) </text:p>
          </table:table-cell>
          <table:table-cell table:number-columns-repeated="2" office:value-type="string" calcext:value-type="string">
            <text:p><text:s/>x <text:s text:c="8"/></text:p>
          </table:table-cell>
          <table:table-cell/>
          <table:table-cell office:value-type="string" calcext:value-type="string">
            <text:p><text:s/>x <text:s text:c="8"/></text:p>
          </table:table-cell>
          <table:table-cell table:number-columns-repeated="4"/>
          <table:table-cell office:value-type="float" office:value="63333" calcext:value-type="float">
            <text:p>63333</text:p>
          </table:table-cell>
          <table:table-cell office:value-type="float" office:value="603333" calcext:value-type="float">
            <text:p>603333</text:p>
          </table:table-cell>
          <table:table-cell table:formula="of:=([.K9]+[.J9])/1000000" office:value-type="float" office:value="0.666666" calcext:value-type="float">
            <text:p>0.666666</text:p>
          </table:table-cell>
          <table:table-cell office:value-type="float" office:value="416" calcext:value-type="float">
            <text:p>416</text:p>
          </table:table-cell>
          <table:table-cell table:formula="of:=[.L9]*[.M9]" office:value-type="float" office:value="277.333056" calcext:value-type="float">
            <text:p>277.333056</text:p>
          </table:table-cell>
          <table:table-cell table:formula="of:=[.M9]*[.L9]" office:value-type="float" office:value="277.333056" calcext:value-type="float">
            <text:p>277.3330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ilter <text:s text:c="8"/></text:p>
          </table:table-cell>
          <table:table-cell office:value-type="float" office:value="30000" calcext:value-type="float">
            <text:p>30000</text:p>
          </table:table-cell>
          <table:table-cell office:value-type="float" office:value="116666.67" calcext:value-type="float">
            <text:p>116666.67</text:p>
          </table:table-cell>
          <table:table-cell table:formula="of:=([.C10]+[.B10])/1000000" office:value-type="float" office:value="0.14666667" calcext:value-type="float">
            <text:p>0.14666667</text:p>
          </table:table-cell>
          <table:table-cell office:value-type="float" office:value="429.33333" calcext:value-type="float">
            <text:p>429.33333</text:p>
          </table:table-cell>
          <table:table-cell table:formula="of:=[.E10]*[.D10]" office:value-type="float" office:value="62.9688898311111" calcext:value-type="float">
            <text:p>62.9688898311</text:p>
          </table:table-cell>
          <table:table-cell office:value-type="float" office:value="0.5" calcext:value-type="float">
            <text:p>0.5</text:p>
          </table:table-cell>
          <table:table-cell table:formula="of:=[.G10]*[.F10]" office:value-type="float" office:value="31.4844449155555" calcext:value-type="float">
            <text:p>31.4844449156</text:p>
          </table:table-cell>
          <table:table-cell/>
          <table:table-cell table:formula="of:=2*21666.667" office:value-type="float" office:value="43333.334" calcext:value-type="float">
            <text:p>43333.334</text:p>
          </table:table-cell>
          <table:table-cell table:formula="of:=2*183333.34" office:value-type="float" office:value="366666.68" calcext:value-type="float">
            <text:p>366666.68</text:p>
          </table:table-cell>
          <table:table-cell table:formula="of:=([.K10]+[.J10])/1000000" office:value-type="float" office:value="0.410000014" calcext:value-type="float">
            <text:p>0.410000014</text:p>
          </table:table-cell>
          <table:table-cell table:formula="of:=2*192" office:value-type="float" office:value="384" calcext:value-type="float">
            <text:p>384</text:p>
          </table:table-cell>
          <table:table-cell table:formula="of:=([.M10]*[.L10])/2" office:value-type="float" office:value="78.720002688" calcext:value-type="float">
            <text:p>78.720002688</text:p>
          </table:table-cell>
          <table:table-cell table:formula="of:=[.M10]*[.L10]" office:value-type="float" office:value="157.440005376" calcext:value-type="float">
            <text:p>157.440005376</text:p>
          </table:table-cell>
          <table:table-cell office:value-type="float" office:value="0.01" calcext:value-type="float">
            <text:p>0.01</text:p>
          </table:table-cell>
          <table:table-cell table:formula="of:=([.O9]*[.P9])+([.O10]*[.P10])" office:value-type="float" office:value="140.24092805376" calcext:value-type="float">
            <text:p>140.2409280538</text:p>
          </table:table-cell>
          <table:table-cell table:formula="of:=[.H10]/[.Q10]" office:value-type="float" office:value="0.224502542535131" calcext:value-type="float">
            <text:p>0.224502542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10]+[.H8]+[.H6]+[.H4]" office:value-type="float" office:value="2100.87110195556" calcext:value-type="float">
            <text:p>2100.8711019556</text:p>
          </table:table-cell>
          <table:table-cell table:number-columns-repeated="8"/>
          <table:table-cell table:formula="of:=[.Q10]+[.Q8]+[.Q6]+[.Q4]" office:value-type="float" office:value="649.487632938916" calcext:value-type="float">
            <text:p>649.4876329389</text:p>
          </table:table-cell>
          <table:table-cell table:formula="of:=[.H11]/[.Q11]" office:value-type="float" office:value="3.23465913038123" calcext:value-type="float">
            <text:p>3.23465913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11]+[.H9]+[.H7]+[.H5]" office:value-type="float" office:value="2100.87110195556" calcext:value-type="float">
            <text:p>2100.8711019556</text:p>
          </table:table-cell>
          <table:table-cell table:number-columns-repeated="8"/>
          <table:table-cell table:formula="of:=[.H10]+[.Q8]+[.H6]+[.H4]" office:value-type="float" office:value="476.628017293112" calcext:value-type="float">
            <text:p>476.6280172931</text:p>
          </table:table-cell>
          <table:table-cell table:formula="of:=[.H12]/[.Q12]" office:value-type="float" office:value="4.40777928642744" calcext:value-type="float">
            <text:p>4.4077792864</text:p>
          </table:table-cell>
        </table:table-row>
        <table:table-row table:style-name="ro1" table:number-rows-repeated="16">
          <table:table-cell table:number-columns-repeated="18"/>
        </table:table-row>
        <table:table-row table:style-name="ro1"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5.955551637778" calcext:value-type="float">
            <text:p>135.9555516378</text:p>
          </table:table-cell>
          <table:table-cell table:formula="of:=[.E30]*[.F$29]" office:value-type="float" office:value="5.43822206551111" calcext:value-type="float">
            <text:p>5.4382220655</text:p>
          </table:table-cell>
          <table:table-cell table:formula="of:=[.$E30]*[.G$29]" office:value-type="float" office:value="27.1911103275556" calcext:value-type="float">
            <text:p>27.1911103276</text:p>
          </table:table-cell>
          <table:table-cell table:formula="of:=[.$E30]*[.H$29]" office:value-type="float" office:value="40.7866654913333" calcext:value-type="float">
            <text:p>40.7866654913</text:p>
          </table:table-cell>
          <table:table-cell table:formula="of:=[.$E30]*[.I$29]" office:value-type="float" office:value="54.3822206551111" calcext:value-type="float">
            <text:p>54.3822206551</text:p>
          </table:table-cell>
          <table:table-cell table:formula="of:=[.$E30]*[.J$29]" office:value-type="float" office:value="67.9777758188889" calcext:value-type="float">
            <text:p>67.9777758189</text:p>
          </table:table-cell>
          <table:table-cell table:formula="of:=[.$E30]*[.K$29]" office:value-type="float" office:value="81.5733309826667" calcext:value-type="float">
            <text:p>81.5733309827</text:p>
          </table:table-cell>
          <table:table-cell table:formula="of:=[.$E30]*[.L$29]" office:value-type="float" office:value="95.1688861464445" calcext:value-type="float">
            <text:p>95.1688861464</text:p>
          </table:table-cell>
          <table:table-cell table:formula="of:=[.$E30]*[.M$29]" office:value-type="float" office:value="108.764441310222" calcext:value-type="float">
            <text:p>108.7644413102</text:p>
          </table:table-cell>
          <table:table-cell table:formula="of:=[.$E30]*[.N$29]" office:value-type="float" office:value="122.359996474" calcext:value-type="float">
            <text:p>122.359996474</text:p>
          </table:table-cell>
          <table:table-cell table:formula="of:=[.$E30]*[.O$29]" office:value-type="float" office:value="135.955551637778" calcext:value-type="float">
            <text:p>135.95555163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1.697779462222" calcext:value-type="float">
            <text:p>151.6977794622</text:p>
          </table:table-cell>
          <table:table-cell table:formula="of:=[.E31]*[.F$29]" office:value-type="float" office:value="6.06791117848889" calcext:value-type="float">
            <text:p>6.0679111785</text:p>
          </table:table-cell>
          <table:table-cell table:formula="of:=[.$E31]*[.G$29]" office:value-type="float" office:value="30.3395558924444" calcext:value-type="float">
            <text:p>30.3395558924</text:p>
          </table:table-cell>
          <table:table-cell table:formula="of:=[.$E31]*[.H$29]" office:value-type="float" office:value="45.5093338386667" calcext:value-type="float">
            <text:p>45.5093338387</text:p>
          </table:table-cell>
          <table:table-cell table:formula="of:=[.$E31]*[.I$29]" office:value-type="float" office:value="60.6791117848889" calcext:value-type="float">
            <text:p>60.6791117849</text:p>
          </table:table-cell>
          <table:table-cell table:formula="of:=[.$E31]*[.J$29]" office:value-type="float" office:value="75.8488897311111" calcext:value-type="float">
            <text:p>75.8488897311</text:p>
          </table:table-cell>
          <table:table-cell table:formula="of:=[.$E31]*[.K$29]" office:value-type="float" office:value="91.0186676773334" calcext:value-type="float">
            <text:p>91.0186676773</text:p>
          </table:table-cell>
          <table:table-cell table:formula="of:=[.$E31]*[.L$29]" office:value-type="float" office:value="106.188445623556" calcext:value-type="float">
            <text:p>106.1884456236</text:p>
          </table:table-cell>
          <table:table-cell table:formula="of:=[.$E31]*[.M$29]" office:value-type="float" office:value="121.358223569778" calcext:value-type="float">
            <text:p>121.3582235698</text:p>
          </table:table-cell>
          <table:table-cell table:formula="of:=[.$E31]*[.N$29]" office:value-type="float" office:value="136.528001516" calcext:value-type="float">
            <text:p>136.528001516</text:p>
          </table:table-cell>
          <table:table-cell table:formula="of:=[.$E31]*[.O$29]" office:value-type="float" office:value="151.697779462222" calcext:value-type="float">
            <text:p>151.69777946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51.11998298" calcext:value-type="float">
            <text:p>3851.11998298</text:p>
          </table:table-cell>
          <table:table-cell table:formula="of:=[.E32]*[.F$29]" office:value-type="float" office:value="154.0447993192" calcext:value-type="float">
            <text:p>154.0447993192</text:p>
          </table:table-cell>
          <table:table-cell table:formula="of:=[.$E32]*[.G$29]" office:value-type="float" office:value="770.223996596" calcext:value-type="float">
            <text:p>770.223996596</text:p>
          </table:table-cell>
          <table:table-cell table:formula="of:=[.$E32]*[.H$29]" office:value-type="float" office:value="1155.335994894" calcext:value-type="float">
            <text:p>1155.335994894</text:p>
          </table:table-cell>
          <table:table-cell table:formula="of:=[.$E32]*[.I$29]" office:value-type="float" office:value="1540.447993192" calcext:value-type="float">
            <text:p>1540.447993192</text:p>
          </table:table-cell>
          <table:table-cell table:formula="of:=[.$E32]*[.J$29]" office:value-type="float" office:value="1925.55999149" calcext:value-type="float">
            <text:p>1925.55999149</text:p>
          </table:table-cell>
          <table:table-cell table:formula="of:=[.$E32]*[.K$29]" office:value-type="float" office:value="2310.671989788" calcext:value-type="float">
            <text:p>2310.671989788</text:p>
          </table:table-cell>
          <table:table-cell table:formula="of:=[.$E32]*[.L$29]" office:value-type="float" office:value="2695.783988086" calcext:value-type="float">
            <text:p>2695.783988086</text:p>
          </table:table-cell>
          <table:table-cell table:formula="of:=[.$E32]*[.M$29]" office:value-type="float" office:value="3080.895986384" calcext:value-type="float">
            <text:p>3080.895986384</text:p>
          </table:table-cell>
          <table:table-cell table:formula="of:=[.$E32]*[.N$29]" office:value-type="float" office:value="3466.007984682" calcext:value-type="float">
            <text:p>3466.007984682</text:p>
          </table:table-cell>
          <table:table-cell table:formula="of:=[.$E32]*[.O$29]" office:value-type="float" office:value="3851.11998298" calcext:value-type="float">
            <text:p>3851.119982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2.9688898311111" calcext:value-type="float">
            <text:p>62.9688898311</text:p>
          </table:table-cell>
          <table:table-cell table:formula="of:=[.E33]*[.F$29]" office:value-type="float" office:value="2.51875559324444" calcext:value-type="float">
            <text:p>2.5187555932</text:p>
          </table:table-cell>
          <table:table-cell table:formula="of:=[.$E33]*[.G$29]" office:value-type="float" office:value="12.5937779662222" calcext:value-type="float">
            <text:p>12.5937779662</text:p>
          </table:table-cell>
          <table:table-cell table:formula="of:=[.$E33]*[.H$29]" office:value-type="float" office:value="18.8906669493333" calcext:value-type="float">
            <text:p>18.8906669493</text:p>
          </table:table-cell>
          <table:table-cell table:formula="of:=[.$E33]*[.I$29]" office:value-type="float" office:value="25.1875559324444" calcext:value-type="float">
            <text:p>25.1875559324</text:p>
          </table:table-cell>
          <table:table-cell table:formula="of:=[.$E33]*[.J$29]" office:value-type="float" office:value="31.4844449155555" calcext:value-type="float">
            <text:p>31.4844449156</text:p>
          </table:table-cell>
          <table:table-cell table:formula="of:=[.$E33]*[.K$29]" office:value-type="float" office:value="37.7813338986667" calcext:value-type="float">
            <text:p>37.7813338987</text:p>
          </table:table-cell>
          <table:table-cell table:formula="of:=[.$E33]*[.L$29]" office:value-type="float" office:value="44.0782228817778" calcext:value-type="float">
            <text:p>44.0782228818</text:p>
          </table:table-cell>
          <table:table-cell table:formula="of:=[.$E33]*[.M$29]" office:value-type="float" office:value="50.3751118648889" calcext:value-type="float">
            <text:p>50.3751118649</text:p>
          </table:table-cell>
          <table:table-cell table:formula="of:=[.$E33]*[.N$29]" office:value-type="float" office:value="56.672000848" calcext:value-type="float">
            <text:p>56.672000848</text:p>
          </table:table-cell>
          <table:table-cell table:formula="of:=[.$E33]*[.O$29]" office:value-type="float" office:value="62.9688898311111" calcext:value-type="float">
            <text:p>62.968889831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30:.F33])" office:value-type="float" office:value="168.069688156444" calcext:value-type="float">
            <text:p>168.0696881564</text:p>
          </table:table-cell>
          <table:table-cell table:formula="of:=SUM([.G30:.G33])" office:value-type="float" office:value="840.348440782222" calcext:value-type="float">
            <text:p>840.3484407822</text:p>
          </table:table-cell>
          <table:table-cell table:formula="of:=SUM([.H30:.H33])" office:value-type="float" office:value="1260.52266117333" calcext:value-type="float">
            <text:p>1260.5226611733</text:p>
          </table:table-cell>
          <table:table-cell table:formula="of:=SUM([.I30:.I33])" office:value-type="float" office:value="1680.69688156444" calcext:value-type="float">
            <text:p>1680.6968815645</text:p>
          </table:table-cell>
          <table:table-cell table:formula="of:=SUM([.J30:.J33])" office:value-type="float" office:value="2100.87110195556" calcext:value-type="float">
            <text:p>2100.8711019556</text:p>
          </table:table-cell>
          <table:table-cell table:formula="of:=SUM([.K30:.K33])" office:value-type="float" office:value="2521.04532234667" calcext:value-type="float">
            <text:p>2521.0453223467</text:p>
          </table:table-cell>
          <table:table-cell table:formula="of:=SUM([.L30:.L33])" office:value-type="float" office:value="2941.21954273778" calcext:value-type="float">
            <text:p>2941.2195427378</text:p>
          </table:table-cell>
          <table:table-cell table:formula="of:=SUM([.M30:.M33])" office:value-type="float" office:value="3361.39376312889" calcext:value-type="float">
            <text:p>3361.3937631289</text:p>
          </table:table-cell>
          <table:table-cell table:formula="of:=SUM([.N30:.N33])" office:value-type="float" office:value="3781.56798352" calcext:value-type="float">
            <text:p>3781.56798352</text:p>
          </table:table-cell>
          <table:table-cell table:formula="of:=SUM([.O30:.O33])" office:value-type="float" office:value="4201.74220391111" calcext:value-type="float">
            <text:p>4201.7422039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oter</text:p>
          </table:table-cell>
          <table:table-cell office:value-type="float" office:value="243.08" calcext:value-type="float">
            <text:p>243.08</text:p>
          </table:table-cell>
          <table:table-cell table:formula="of:=[.$E36]*[.F$29]" office:value-type="float" office:value="9.7232" calcext:value-type="float">
            <text:p>9.7232</text:p>
          </table:table-cell>
          <table:table-cell table:formula="of:=[.$E36]*[.G$29]" office:value-type="float" office:value="48.616" calcext:value-type="float">
            <text:p>48.616</text:p>
          </table:table-cell>
          <table:table-cell table:formula="of:=[.$E36]*[.H$29]" office:value-type="float" office:value="72.924" calcext:value-type="float">
            <text:p>72.924</text:p>
          </table:table-cell>
          <table:table-cell table:formula="of:=[.$E36]*[.I$29]" office:value-type="float" office:value="97.232" calcext:value-type="float">
            <text:p>97.232</text:p>
          </table:table-cell>
          <table:table-cell table:formula="of:=[.$E36]*[.J$29]" office:value-type="float" office:value="121.54" calcext:value-type="float">
            <text:p>121.54</text:p>
          </table:table-cell>
          <table:table-cell table:formula="of:=[.$E36]*[.K$29]" office:value-type="float" office:value="145.848" calcext:value-type="float">
            <text:p>145.848</text:p>
          </table:table-cell>
          <table:table-cell table:formula="of:=[.$E36]*[.L$29]" office:value-type="float" office:value="170.156" calcext:value-type="float">
            <text:p>170.156</text:p>
          </table:table-cell>
          <table:table-cell table:formula="of:=[.$E36]*[.M$29]" office:value-type="float" office:value="194.464" calcext:value-type="float">
            <text:p>194.464</text:p>
          </table:table-cell>
          <table:table-cell table:formula="of:=[.$E36]*[.N$29]" office:value-type="float" office:value="218.772" calcext:value-type="float">
            <text:p>218.772</text:p>
          </table:table-cell>
          <table:table-cell table:formula="of:=[.$E36]*[.O$29]" office:value-type="float" office:value="243.08" calcext:value-type="float">
            <text:p>243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p</text:p>
          </table:table-cell>
          <table:table-cell office:value-type="float" office:value="244" calcext:value-type="float">
            <text:p>244</text:p>
          </table:table-cell>
          <table:table-cell table:formula="of:=[.$E37]*[.$D$35]" office:value-type="float" office:value="2.44" calcext:value-type="float">
            <text:p>2.44</text:p>
          </table:table-cell>
          <table:table-cell table:formula="of:=[.$E37]*[.$D$35]" office:value-type="float" office:value="2.44" calcext:value-type="float">
            <text:p>2.44</text:p>
          </table:table-cell>
          <table:table-cell table:formula="of:=[.$E37]*[.$D$35]" office:value-type="float" office:value="2.44" calcext:value-type="float">
            <text:p>2.44</text:p>
          </table:table-cell>
          <table:table-cell table:formula="of:=[.$E37]*[.$D$35]" office:value-type="float" office:value="2.44" calcext:value-type="float">
            <text:p>2.44</text:p>
          </table:table-cell>
          <table:table-cell table:formula="of:=[.$E37]*[.$D$35]" office:value-type="float" office:value="2.44" calcext:value-type="float">
            <text:p>2.44</text:p>
          </table:table-cell>
          <table:table-cell table:formula="of:=[.$E37]*[.$D$35]" office:value-type="float" office:value="2.44" calcext:value-type="float">
            <text:p>2.44</text:p>
          </table:table-cell>
          <table:table-cell table:formula="of:=[.$E37]*[.$D$35]" office:value-type="float" office:value="2.44" calcext:value-type="float">
            <text:p>2.44</text:p>
          </table:table-cell>
          <table:table-cell table:formula="of:=[.$E37]*[.$D$35]" office:value-type="float" office:value="2.44" calcext:value-type="float">
            <text:p>2.44</text:p>
          </table:table-cell>
          <table:table-cell table:formula="of:=[.$E37]*[.$D$35]" office:value-type="float" office:value="2.44" calcext:value-type="float">
            <text:p>2.44</text:p>
          </table:table-cell>
          <table:table-cell table:formula="of:=[.$E37]*[.$D$35]" office:value-type="float" office:value="2.44" calcext:value-type="float">
            <text:p>2.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2.053196" calcext:value-type="float">
            <text:p>162.053196</text:p>
          </table:table-cell>
          <table:table-cell table:formula="of:=[.$E38]*[.F$29]" office:value-type="float" office:value="6.48212784" calcext:value-type="float">
            <text:p>6.48212784</text:p>
          </table:table-cell>
          <table:table-cell table:formula="of:=[.$E38]*[.G$29]" office:value-type="float" office:value="32.4106392" calcext:value-type="float">
            <text:p>32.4106392</text:p>
          </table:table-cell>
          <table:table-cell table:formula="of:=[.$E38]*[.H$29]" office:value-type="float" office:value="48.6159588" calcext:value-type="float">
            <text:p>48.6159588</text:p>
          </table:table-cell>
          <table:table-cell table:formula="of:=[.$E38]*[.I$29]" office:value-type="float" office:value="64.8212784" calcext:value-type="float">
            <text:p>64.8212784</text:p>
          </table:table-cell>
          <table:table-cell table:formula="of:=[.$E38]*[.J$29]" office:value-type="float" office:value="81.026598" calcext:value-type="float">
            <text:p>81.026598</text:p>
          </table:table-cell>
          <table:table-cell table:formula="of:=[.$E38]*[.K$29]" office:value-type="float" office:value="97.2319176" calcext:value-type="float">
            <text:p>97.2319176</text:p>
          </table:table-cell>
          <table:table-cell table:formula="of:=[.$E38]*[.L$29]" office:value-type="float" office:value="113.4372372" calcext:value-type="float">
            <text:p>113.4372372</text:p>
          </table:table-cell>
          <table:table-cell table:formula="of:=[.$E38]*[.M$29]" office:value-type="float" office:value="129.6425568" calcext:value-type="float">
            <text:p>129.6425568</text:p>
          </table:table-cell>
          <table:table-cell table:formula="of:=[.$E38]*[.N$29]" office:value-type="float" office:value="145.8478764" calcext:value-type="float">
            <text:p>145.8478764</text:p>
          </table:table-cell>
          <table:table-cell table:formula="of:=[.$E38]*[.O$29]" office:value-type="float" office:value="162.053196" calcext:value-type="float">
            <text:p>162.0531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2.32000576" calcext:value-type="float">
            <text:p>292.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formula="of:=[.$E39]*[.$D$35]" office:value-type="float" office:value="2.9232000576" calcext:value-type="float">
            <text:p>2.92320005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7.973472" calcext:value-type="float">
            <text:p>397.973472</text:p>
          </table:table-cell>
          <table:table-cell table:formula="of:=[.$E40]*[.F$29]" office:value-type="float" office:value="15.91893888" calcext:value-type="float">
            <text:p>15.91893888</text:p>
          </table:table-cell>
          <table:table-cell table:formula="of:=[.$E40]*[.G$29]" office:value-type="float" office:value="79.5946944" calcext:value-type="float">
            <text:p>79.5946944</text:p>
          </table:table-cell>
          <table:table-cell table:formula="of:=[.$E40]*[.H$29]" office:value-type="float" office:value="119.3920416" calcext:value-type="float">
            <text:p>119.3920416</text:p>
          </table:table-cell>
          <table:table-cell table:formula="of:=[.$E40]*[.I$29]" office:value-type="float" office:value="159.1893888" calcext:value-type="float">
            <text:p>159.1893888</text:p>
          </table:table-cell>
          <table:table-cell table:formula="of:=[.$E40]*[.J$29]" office:value-type="float" office:value="198.986736" calcext:value-type="float">
            <text:p>198.986736</text:p>
          </table:table-cell>
          <table:table-cell table:formula="of:=[.$E40]*[.K$29]" office:value-type="float" office:value="238.7840832" calcext:value-type="float">
            <text:p>238.7840832</text:p>
          </table:table-cell>
          <table:table-cell table:formula="of:=[.$E40]*[.L$29]" office:value-type="float" office:value="278.5814304" calcext:value-type="float">
            <text:p>278.5814304</text:p>
          </table:table-cell>
          <table:table-cell table:formula="of:=[.$E40]*[.M$29]" office:value-type="float" office:value="318.3787776" calcext:value-type="float">
            <text:p>318.3787776</text:p>
          </table:table-cell>
          <table:table-cell table:formula="of:=[.$E40]*[.N$29]" office:value-type="float" office:value="358.1761248" calcext:value-type="float">
            <text:p>358.1761248</text:p>
          </table:table-cell>
          <table:table-cell table:formula="of:=[.$E40]*[.O$29]" office:value-type="float" office:value="397.973472" calcext:value-type="float">
            <text:p>397.9734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233.0170827556" calcext:value-type="float">
            <text:p>10233.017082755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formula="of:=[.$E41]*[.$D$35]" office:value-type="float" office:value="102.330170827556" calcext:value-type="float">
            <text:p>102.33017082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7.333056" calcext:value-type="float">
            <text:p>277.333056</text:p>
          </table:table-cell>
          <table:table-cell table:formula="of:=[.$E42]*[.F$29]" office:value-type="float" office:value="11.09332224" calcext:value-type="float">
            <text:p>11.09332224</text:p>
          </table:table-cell>
          <table:table-cell table:formula="of:=[.$E42]*[.G$29]" office:value-type="float" office:value="55.4666112" calcext:value-type="float">
            <text:p>55.4666112</text:p>
          </table:table-cell>
          <table:table-cell table:formula="of:=[.$E42]*[.H$29]" office:value-type="float" office:value="83.1999168" calcext:value-type="float">
            <text:p>83.1999168</text:p>
          </table:table-cell>
          <table:table-cell table:formula="of:=[.$E42]*[.I$29]" office:value-type="float" office:value="110.9332224" calcext:value-type="float">
            <text:p>110.9332224</text:p>
          </table:table-cell>
          <table:table-cell table:formula="of:=[.$E42]*[.J$29]" office:value-type="float" office:value="138.666528" calcext:value-type="float">
            <text:p>138.666528</text:p>
          </table:table-cell>
          <table:table-cell table:formula="of:=[.$E42]*[.K$29]" office:value-type="float" office:value="166.3998336" calcext:value-type="float">
            <text:p>166.3998336</text:p>
          </table:table-cell>
          <table:table-cell table:formula="of:=[.$E42]*[.L$29]" office:value-type="float" office:value="194.1331392" calcext:value-type="float">
            <text:p>194.1331392</text:p>
          </table:table-cell>
          <table:table-cell table:formula="of:=[.$E42]*[.M$29]" office:value-type="float" office:value="221.8664448" calcext:value-type="float">
            <text:p>221.8664448</text:p>
          </table:table-cell>
          <table:table-cell table:formula="of:=[.$E42]*[.N$29]" office:value-type="float" office:value="249.5997504" calcext:value-type="float">
            <text:p>249.5997504</text:p>
          </table:table-cell>
          <table:table-cell table:formula="of:=[.$E42]*[.O$29]" office:value-type="float" office:value="277.333056" calcext:value-type="float">
            <text:p>277.3330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7.440005376" calcext:value-type="float">
            <text:p>157.440005376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formula="of:=[.$E43]*[.$D$35]" office:value-type="float" office:value="1.57440005376" calcext:value-type="float">
            <text:p>1.5744000538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36:.F43])" office:value-type="float" office:value="152.485359898916" calcext:value-type="float">
            <text:p>152.4853598989</text:p>
          </table:table-cell>
          <table:table-cell table:formula="of:=SUM([.G36:.G43])" office:value-type="float" office:value="325.355715738916" calcext:value-type="float">
            <text:p>325.3557157389</text:p>
          </table:table-cell>
          <table:table-cell table:formula="of:=SUM([.H36:.H43])" office:value-type="float" office:value="433.399688138916" calcext:value-type="float">
            <text:p>433.3996881389</text:p>
          </table:table-cell>
          <table:table-cell table:formula="of:=SUM([.I36:.I43])" office:value-type="float" office:value="541.443660538916" calcext:value-type="float">
            <text:p>541.4436605389</text:p>
          </table:table-cell>
          <table:table-cell table:formula="of:=SUM([.J36:.J43])" office:value-type="float" office:value="649.487632938916" calcext:value-type="float">
            <text:p>649.4876329389</text:p>
          </table:table-cell>
          <table:table-cell table:formula="of:=SUM([.K36:.K43])" office:value-type="float" office:value="757.531605338916" calcext:value-type="float">
            <text:p>757.5316053389</text:p>
          </table:table-cell>
          <table:table-cell table:formula="of:=SUM([.L36:.L43])" office:value-type="float" office:value="865.575577738916" calcext:value-type="float">
            <text:p>865.5755777389</text:p>
          </table:table-cell>
          <table:table-cell table:formula="of:=SUM([.M36:.M43])" office:value-type="float" office:value="973.619550138916" calcext:value-type="float">
            <text:p>973.6195501389</text:p>
          </table:table-cell>
          <table:table-cell table:formula="of:=SUM([.N36:.N43])" office:value-type="float" office:value="1081.66352253892" calcext:value-type="float">
            <text:p>1081.6635225389</text:p>
          </table:table-cell>
          <table:table-cell table:formula="of:=SUM([.O36:.O43])" office:value-type="float" office:value="1189.70749493892" calcext:value-type="float">
            <text:p>1189.70749493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8:01:42.221305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01:27:26.954987555</meta:creation-date>
    <dc:date>2017-01-31T19:38:45.545497901</dc:date>
    <meta:editing-duration>PT4H55M42S</meta:editing-duration>
    <meta:editing-cycles>13</meta:editing-cycles>
    <meta:generator>LibreOffice/5.1.4.2$Linux_X86_64 LibreOffice_project/10m0$Build-2</meta:generator>
    <meta:document-statistic meta:table-count="3" meta:cell-count="9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16cm" svg:y="3.954cm" style:legend-expansion="high" chart:style-name="ch2"/>
        <chart:plot-area chart:style-name="ch3" table:cell-range-address="l4.F29:l4.O29 l4.F34:l4.O34 l4.F44:l4.O44" chart:data-source-has-labels="row" svg:x="0.319cm" svg:y="0.18cm" svg:width="12.878cm" svg:height="8.645cm">
          <chartooo:coordinate-region svg:x="1.126cm" svg:y="0.379cm" svg:width="11.792cm" svg:height="7.799cm"/>
          <chart:axis chart:dimension="x" chart:name="primary-x" chart:style-name="ch4" chartooo:axis-type="auto">
            <chartooo:date-scale/>
            <chart:categories table:cell-range-address="l4.F29:l4.O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4.F34:l4.O34" chart:class="chart:line">
            <chart:data-point chart:repeated="10"/>
          </chart:series>
          <chart:series chart:style-name="ch7" chart:values-cell-range-address="l4.F44:l4.O4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08">
                <text:p>0.08</text:p>
                <draw:g>
                  <svg:desc>l4.F29:l4.O29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13.36608">
                <text:p>113.36608</text:p>
                <draw:g>
                  <svg:desc>l4.F34:l4.O34</svg:desc>
                </draw:g>
              </table:table-cell>
              <table:table-cell office:value-type="float" office:value="283.4152">
                <text:p>283.4152</text:p>
              </table:table-cell>
              <table:table-cell office:value-type="float" office:value="425.1228">
                <text:p>425.1228</text:p>
              </table:table-cell>
              <table:table-cell office:value-type="float" office:value="566.8304">
                <text:p>566.8304</text:p>
              </table:table-cell>
              <table:table-cell office:value-type="float" office:value="708.538">
                <text:p>708.538</text:p>
              </table:table-cell>
              <table:table-cell office:value-type="float" office:value="850.2456">
                <text:p>850.2456</text:p>
              </table:table-cell>
              <table:table-cell office:value-type="float" office:value="991.9532">
                <text:p>991.9532</text:p>
              </table:table-cell>
              <table:table-cell office:value-type="float" office:value="1133.6608">
                <text:p>1133.6608</text:p>
              </table:table-cell>
              <table:table-cell office:value-type="float" office:value="1275.3684">
                <text:p>1275.3684</text:p>
              </table:table-cell>
              <table:table-cell office:value-type="float" office:value="1417.076">
                <text:p>1417.076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97.04361436137">
                <text:p>97.04361436137</text:p>
                <draw:g>
                  <svg:desc>l4.F44:l4.O44</svg:desc>
                </draw:g>
              </table:table-cell>
              <table:table-cell office:value-type="float" office:value="144.67241416617">
                <text:p>144.67241416617</text:p>
              </table:table-cell>
              <table:table-cell office:value-type="float" office:value="184.36308067017">
                <text:p>184.36308067017</text:p>
              </table:table-cell>
              <table:table-cell office:value-type="float" office:value="224.05374717417">
                <text:p>224.05374717417</text:p>
              </table:table-cell>
              <table:table-cell office:value-type="float" office:value="263.74441367817">
                <text:p>263.74441367817</text:p>
              </table:table-cell>
              <table:table-cell office:value-type="float" office:value="303.43508018217">
                <text:p>303.43508018217</text:p>
              </table:table-cell>
              <table:table-cell office:value-type="float" office:value="343.12574668617">
                <text:p>343.12574668617</text:p>
              </table:table-cell>
              <table:table-cell office:value-type="float" office:value="382.81641319017">
                <text:p>382.81641319017</text:p>
              </table:table-cell>
              <table:table-cell office:value-type="float" office:value="422.50707969417">
                <text:p>422.50707969417</text:p>
              </table:table-cell>
              <table:table-cell office:value-type="float" office:value="462.19774619817">
                <text:p>462.19774619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3.522cm" svg:y="3.955cm" style:legend-expansion="high" chart:style-name="ch2"/>
        <chart:plot-area chart:style-name="ch3" table:cell-range-address="bb.F29:bb.O29 bb.F34:bb.O34 bb.F44:bb.O44" chart:data-source-has-labels="row" svg:x="0.32cm" svg:y="0.18cm" svg:width="12.882cm" svg:height="8.646cm">
          <chartooo:coordinate-region svg:x="1.312cm" svg:y="0.38cm" svg:width="11.796cm" svg:height="7.799cm"/>
          <chart:axis chart:dimension="x" chart:name="primary-x" chart:style-name="ch4" chartooo:axis-type="auto">
            <chartooo:date-scale/>
            <chart:categories table:cell-range-address="bb.F29:bb.O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b.F34:bb.O34" chart:class="chart:line">
            <chart:data-point chart:repeated="10"/>
          </chart:series>
          <chart:series chart:style-name="ch7" chart:values-cell-range-address="bb.F44:bb.O4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04">
                <text:p>0.04</text:p>
                <draw:g>
                  <svg:desc>bb.F29:bb.O29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68.069688156444">
                <text:p>168.069688156444</text:p>
                <draw:g>
                  <svg:desc>bb.F34:bb.O34</svg:desc>
                </draw:g>
              </table:table-cell>
              <table:table-cell office:value-type="float" office:value="840.348440782222">
                <text:p>840.348440782222</text:p>
              </table:table-cell>
              <table:table-cell office:value-type="float" office:value="1260.52266117333">
                <text:p>1260.52266117333</text:p>
              </table:table-cell>
              <table:table-cell office:value-type="float" office:value="1680.69688156444">
                <text:p>1680.69688156444</text:p>
              </table:table-cell>
              <table:table-cell office:value-type="float" office:value="2100.87110195556">
                <text:p>2100.87110195556</text:p>
              </table:table-cell>
              <table:table-cell office:value-type="float" office:value="2521.04532234667">
                <text:p>2521.04532234667</text:p>
              </table:table-cell>
              <table:table-cell office:value-type="float" office:value="2941.21954273778">
                <text:p>2941.21954273778</text:p>
              </table:table-cell>
              <table:table-cell office:value-type="float" office:value="3361.39376312889">
                <text:p>3361.39376312889</text:p>
              </table:table-cell>
              <table:table-cell office:value-type="float" office:value="3781.56798352">
                <text:p>3781.56798352</text:p>
              </table:table-cell>
              <table:table-cell office:value-type="float" office:value="4201.74220391111">
                <text:p>4201.7422039111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152.485359898916">
                <text:p>152.485359898916</text:p>
                <draw:g>
                  <svg:desc>bb.F44:bb.O44</svg:desc>
                </draw:g>
              </table:table-cell>
              <table:table-cell office:value-type="float" office:value="325.355715738916">
                <text:p>325.355715738916</text:p>
              </table:table-cell>
              <table:table-cell office:value-type="float" office:value="433.399688138916">
                <text:p>433.399688138916</text:p>
              </table:table-cell>
              <table:table-cell office:value-type="float" office:value="541.443660538916">
                <text:p>541.443660538916</text:p>
              </table:table-cell>
              <table:table-cell office:value-type="float" office:value="649.487632938916">
                <text:p>649.487632938916</text:p>
              </table:table-cell>
              <table:table-cell office:value-type="float" office:value="757.531605338916">
                <text:p>757.531605338916</text:p>
              </table:table-cell>
              <table:table-cell office:value-type="float" office:value="865.575577738916">
                <text:p>865.575577738916</text:p>
              </table:table-cell>
              <table:table-cell office:value-type="float" office:value="973.619550138916">
                <text:p>973.619550138916</text:p>
              </table:table-cell>
              <table:table-cell office:value-type="float" office:value="1081.66352253892">
                <text:p>1081.66352253892</text:p>
              </table:table-cell>
              <table:table-cell office:value-type="float" office:value="1189.70749493892">
                <text:p>1189.70749493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